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FF0000" fo:background-color="#FFFFFF"/>
      <style:text-properties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FF0000" fo:background-color="#FFFFFF"/>
    </style:style>
    <style:style style:name="ce4" style:family="table-cell" style:parent-style-name="Default" style:data-style-name="N30">
      <style:table-cell-properties fo:border="thin solid #FF0000" fo:background-color="#FFFFFF"/>
      <style:text-properties fo:color="#00FF00"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30">
      <style:table-cell-properties fo:border="thin solid #FF0000" fo:background-color="#FFFFFF"/>
    </style:style>
    <style:style style:name="ce6" style:family="table-cell" style:parent-style-name="Default" style:data-style-name="N30">
      <style:table-cell-properties fo:border="thin solid #FF0000" fo:background-color="#FFFFFF"/>
      <style:text-properties fo:color="#0000FF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n solid #FF0000" fo:background-color="#FFFFFF"/>
      <style:text-properties fo:color="#FFF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30">
      <style:table-cell-properties fo:border="thin solid #FF0000" fo:background-color="#FFFFFF"/>
      <style:text-properties fo:color="#FF00FF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9" style:family="table-cell" style:parent-style-name="Default" style:data-style-name="N30">
      <style:table-cell-properties fo:border="thin solid #FF0000" fo:background-color="#FFFFFF"/>
      <style:text-properties fo:color="#00FFFF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FF0000" fo:background-color="#FFFFFF"/>
      <style:text-properties fo:color="#00FFFF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2pt solid #000000" fo:border-bottom="thin solid #FF0000" fo:border-left="thin solid #FF0000" fo:border-right="thin solid #FF0000" fo:background-color="#FFFFFF"/>
    </style:style>
    <style:style style:name="ce12" style:family="table-cell" style:parent-style-name="Default" style:data-style-name="N30">
      <style:table-cell-properties fo:border-top="2pt solid #000000" fo:border-bottom="thin solid #FF0000" fo:border-left="thin solid #FF0000" fo:border-right="thin solid #FF0000" fo:background-color="#FFFFFF"/>
    </style:style>
    <style:style style:name="ce13" style:family="table-cell" style:parent-style-name="Default" style:data-style-name="N0">
      <style:table-cell-properties fo:border-top="thick solid #000000" fo:border-bottom="thin solid #FF0000" fo:border-left="thin solid #FF0000" fo:border-right="thin solid #FF0000" fo:background-color="#FFFFFF"/>
      <style:text-properties fo:color="#00FFFF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thick solid #000000" fo:border-bottom="thin solid #FF0000" fo:border-left="thin solid #FF0000" fo:border-right="thin solid #FF0000" fo:background-color="#FFFFFF"/>
    </style:style>
    <style:style style:name="ce15" style:family="table-cell" style:parent-style-name="Default" style:data-style-name="N0">
      <style:table-cell-properties fo:border="thin solid #FF0000" fo:background-color="#FFFFFF"/>
      <style:text-properties fo:color="#000080" style:font-name="Menlo Regular" style:font-name-asian="Menlo Regular" style:font-name-complex="Menlo Regular" fo:font-size="9pt" style:font-size-asian="9pt" style:font-size-complex="9pt"/>
    </style:style>
    <style:style style:name="ce16" style:family="table-cell" style:parent-style-name="Default" style:data-style-name="N30">
      <style:table-cell-properties fo:border-top="thin solid #FF0000" fo:border-bottom="2pt solid #000000" fo:border-left="thin solid #FF0000" fo:border-right="thin solid #FF0000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FF0000" fo:border-bottom="2pt solid #000000" fo:border-left="thin solid #FF0000" fo:border-right="thin solid #FF0000" fo:background-color="#FFFFFF"/>
    </style:style>
    <style:style style:name="ce18" style:family="table-cell" style:parent-style-name="Default" style:data-style-name="N0">
      <style:table-cell-properties fo:border-top="thin solid #FF0000" fo:border-bottom="2pt solid #000000" fo:border-left="thin solid #FF0000" fo:border-right="thin solid #FF0000" fo:background-color="#FFFFFF"/>
      <style:text-properties fo:color="#80000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thin solid #800000" fo:border-left="thin solid #FF0000" fo:border-right="thin solid #FF0000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thin solid #800000" fo:border-left="thin solid #FF0000" fo:border-right="thin solid #FF0000" fo:background-color="#FFFFFF"/>
    </style:style>
    <style:style style:name="ce21" style:family="table-cell" style:parent-style-name="Default" style:data-style-name="N30">
      <style:table-cell-properties fo:border-top="2pt solid #000000" fo:border-bottom="thin solid #800000" fo:border-left="thin solid #FF0000" fo:border-right="thin solid #FF0000" fo:background-color="#FFFFFF"/>
      <style:text-properties fo:color="#80000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30">
      <style:table-cell-properties fo:border-top="thin solid #800000" fo:border-bottom="thin solid #FF0000" fo:border-left="thin solid #FF0000" fo:border-right="thin solid #FF0000" style:vertical-align="automatic" fo:wrap-option="wrap" fo:background-color="#FFFFFF"/>
    </style:style>
    <style:style style:name="ce23" style:family="table-cell" style:parent-style-name="Default" style:data-style-name="N0">
      <style:table-cell-properties fo:border-top="thin solid #800000" fo:border-bottom="thin solid #FF0000" fo:border-left="thin solid #FF0000" fo:border-right="thin solid #FF0000" fo:background-color="#FFFFFF"/>
    </style:style>
    <style:style style:name="ce24" style:family="table-cell" style:parent-style-name="Default" style:data-style-name="N0">
      <style:table-cell-properties fo:border="thin solid #FF0000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FF0000" fo:background-color="#FFFFFF"/>
      <style:text-properties fo:color="#80000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FF0000" fo:border-bottom="thin solid #800000" fo:border-left="thin solid #FF0000" fo:border-right="thin solid #FF0000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0000" fo:border-bottom="thin solid #800000" fo:border-left="thin solid #FF0000" fo:border-right="thin solid #FF0000" fo:background-color="#FFFFFF"/>
    </style:style>
    <style:style style:name="ce28" style:family="table-cell" style:parent-style-name="Default" style:data-style-name="N30">
      <style:table-cell-properties fo:border-top="thin solid #FF0000" fo:border-bottom="thin solid #800000" fo:border-left="thin solid #FF0000" fo:border-right="thin solid #FF0000" fo:background-color="#FFFFFF"/>
      <style:text-properties fo:color="#80000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800000" fo:border-bottom="thin solid #FF0000" fo:border-left="thin solid #FF0000" fo:border-right="thin solid #FF0000" style:vertical-align="automatic" fo:wrap-option="wrap" fo:background-color="#FFFFFF"/>
      <style:text-properties fo:color="#808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30" style:family="table-cell" style:parent-style-name="Default" style:data-style-name="N30">
      <style:table-cell-properties fo:border-top="thin solid #800000" fo:border-bottom="thin solid #FF0000" fo:border-left="thin solid #FF0000" fo:border-right="thin solid #FF0000" fo:background-color="#FFFFFF"/>
    </style:style>
    <style:style style:name="ce31" style:family="table-cell" style:parent-style-name="Default" style:data-style-name="N30">
      <style:table-cell-properties fo:border-top="thin solid #FF0000" fo:border-bottom="thin solid #800000" fo:border-left="thin solid #FF0000" fo:border-right="thin solid #FF0000" fo:background-color="#FFFFFF"/>
    </style:style>
    <style:style style:name="ce32" style:family="table-cell" style:parent-style-name="Default" style:data-style-name="N30">
      <style:table-cell-properties fo:border="thin solid #FF0000" fo:background-color="#FFFFFF"/>
      <style:text-properties fo:color="#008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33" style:family="table-cell" style:parent-style-name="Default" style:data-style-name="N30">
      <style:table-cell-properties fo:border="thin solid #FF0000" fo:background-color="#FFFFFF"/>
      <style:text-properties fo:color="#000080" style:font-name="Menlo Regular" style:font-name-asian="Menlo Regular" style:font-name-complex="Menlo Regular" fo:font-size="9pt" style:font-size-asian="9pt" style:font-size-complex="9pt"/>
    </style:style>
    <style:style style:name="ce34" style:family="table-cell" style:parent-style-name="Default" style:data-style-name="N0">
      <style:table-cell-properties fo:border="thin solid #FF0000" fo:background-color="#FFFFFF"/>
      <style:text-properties fo:color="#008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35" style:family="table-cell" style:parent-style-name="Default" style:data-style-name="N30">
      <style:table-cell-properties fo:border-top="thin solid #800000" fo:border-bottom="thin solid #FF0000" fo:border-left="thin solid #FF0000" fo:border-right="thin solid #FF0000" fo:background-color="#FFFFFF"/>
      <style:text-properties fo:color="#008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36" style:family="table-cell" style:parent-style-name="Default" style:data-style-name="N30">
      <style:table-cell-properties fo:border="thin solid #FF0000" style:vertical-align="automatic" fo:wrap-option="wrap" fo:background-color="#FFFFFF"/>
    </style:style>
    <style:style style:name="ce37" style:family="table-cell" style:parent-style-name="Default" style:data-style-name="N30">
      <style:table-cell-properties fo:border="thin solid #FF0000" style:vertical-align="middle" fo:background-color="#FFFFFF"/>
    </style:style>
    <style:style style:name="ce38" style:family="table-cell" style:parent-style-name="Default" style:data-style-name="N0">
      <style:table-cell-properties fo:border="thin solid #FF0000" style:vertical-align="automatic" fo:wrap-option="wrap" fo:background-color="#FFFFFF"/>
    </style:style>
    <style:style style:name="ce39" style:family="table-cell" style:parent-style-name="Default" style:data-style-name="N0">
      <style:table-cell-properties fo:border="thin solid #FF0000" style:vertical-align="middle" fo:background-color="#FFFFFF"/>
    </style:style>
    <style:style style:name="ce40" style:family="table-cell" style:parent-style-name="Default" style:data-style-name="N30">
      <style:table-cell-properties fo:border-top="thin solid #800000" fo:border-bottom="thin solid #FF0000" fo:border-left="thin solid #FF0000" fo:border-right="thin solid #FF0000" style:vertical-align="automatic" fo:wrap-option="wrap" fo:background-color="#FFFFFF"/>
      <style:text-properties fo:color="#FFF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1" style:family="table-cell" style:parent-style-name="Default" style:data-style-name="N30">
      <style:table-cell-properties fo:border-top="thin solid #800000" fo:border-bottom="thin solid #FF0000" fo:border-left="thin solid #FF0000" fo:border-right="thin solid #FF0000" style:vertical-align="middle" fo:background-color="#FFFFFF"/>
    </style:style>
    <style:style style:name="ce42" style:family="table-cell" style:parent-style-name="Default" style:data-style-name="N30">
      <style:table-cell-properties fo:border="thin solid #FF0000" style:vertical-align="middle" fo:wrap-option="wrap" fo:background-color="#FFFFFF"/>
    </style:style>
    <style:style style:name="ce43" style:family="table-cell" style:parent-style-name="Default" style:data-style-name="N30">
      <style:table-cell-properties fo:border="thin solid #FF0000" style:vertical-align="automatic" fo:wrap-option="wrap" fo:background-color="#FFFFFF"/>
      <style:text-properties fo:color="#808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4" style:family="table-cell" style:parent-style-name="Default" style:data-style-name="N0">
      <style:table-cell-properties fo:border="thin solid #FF0000" style:vertical-align="automatic" fo:wrap-option="wrap" fo:background-color="#FFFFFF"/>
      <style:text-properties fo:color="#808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5" style:family="table-cell" style:parent-style-name="Default" style:data-style-name="N0">
      <style:table-cell-properties fo:border="thin solid #FF0000" style:vertical-align="middle" fo:wrap-option="wrap" fo:background-color="#FFFFFF"/>
    </style:style>
    <style:style style:name="ce46" style:family="table-cell" style:parent-style-name="Default" style:data-style-name="N30">
      <style:table-cell-properties fo:border="thin solid #FF0000" fo:background-color="#FFFFFF"/>
      <style:text-properties fo:color="#80000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  <style:style style:name="ce47" style:family="table-cell" style:parent-style-name="Default" style:data-style-name="N30">
      <style:table-cell-properties fo:border="thin solid #FF0000" fo:background-color="#FFFFFF"/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8" style:family="table-cell" style:parent-style-name="Default" style:data-style-name="N30">
      <style:table-cell-properties fo:border-top="2pt solid #000000" fo:border-bottom="thin solid #FF0000" fo:border-left="thin solid #FF0000" fo:border-right="thin solid #FF0000" fo:background-color="#FFFFFF"/>
      <style:text-properties fo:color="#80000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FF0000" fo:background-color="#FFFFFF"/>
      <style:text-properties style:font-name="Menlo Regular" style:font-name-asian="Menlo Regular" style:font-name-complex="Menlo Regular" fo:font-size="9pt" style:font-size-asian="9pt" style:font-size-complex="9pt"/>
    </style:style>
    <style:style style:name="ce50" style:family="table-cell" style:parent-style-name="Default" style:data-style-name="N30">
      <style:table-cell-properties fo:border-top="thin solid #800000" fo:border-bottom="thin solid #FF0000" fo:border-left="thin solid #FF0000" fo:border-right="thin solid #FF0000" fo:background-color="#FFFFFF"/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51" style:family="table-cell" style:parent-style-name="Default" style:data-style-name="N30">
      <style:table-cell-properties fo:border-top="thin solid #800000" fo:border-bottom="thin solid #FF0000" fo:border-left="thin solid #FF0000" fo:border-right="thin solid #FF0000" fo:background-color="#FFFFFF"/>
      <style:text-properties fo:color="#FFF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52" style:family="table-cell" style:parent-style-name="Default" style:data-style-name="N30">
      <style:table-cell-properties fo:border-top="2pt solid #000000" fo:border-bottom="thin solid #800000" fo:border-left="thin solid #FF0000" fo:border-right="thin solid #FF0000" fo:background-color="#FFFFFF"/>
    </style:style>
    <style:style style:name="ce53" style:family="table-cell" style:parent-style-name="Default" style:data-style-name="N0">
      <style:table-cell-properties fo:border-top="2pt solid #000000" fo:border-bottom="thin solid #800080" fo:border-left="thin solid #FF0000" fo:border-right="thin solid #FF0000" fo:background-color="#FFFFFF"/>
    </style:style>
    <style:style style:name="ce54" style:family="table-cell" style:parent-style-name="Default" style:data-style-name="N30">
      <style:table-cell-properties fo:border-top="2pt solid #000000" fo:border-bottom="thin solid #800080" fo:border-left="thin solid #FF0000" fo:border-right="thin solid #FF0000" fo:background-color="#FFFFFF"/>
      <style:text-properties fo:color="#800080" style:font-name="Menlo Regular" style:font-name-asian="Menlo Regular" style:font-name-complex="Menlo Regular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thin solid #800080" fo:border-bottom="thin solid #FF0000" fo:border-left="thin solid #FF0000" fo:border-right="thin solid #FF0000"/>
    </style:style>
    <style:style style:name="ce56" style:family="table-cell" style:parent-style-name="Default" style:data-style-name="N0">
      <style:table-cell-properties fo:border-top="thin solid #800080" fo:border-bottom="thin solid #FF0000" fo:border-left="thin solid #FF0000" fo:border-right="thin solid #FF0000"/>
    </style:style>
    <style:style style:name="ce57" style:family="table-cell" style:parent-style-name="Default" style:data-style-name="N30">
      <style:table-cell-properties fo:border-top="thin solid #FF0000" fo:border-bottom="2pt solid #000000" fo:border-left="thin solid #FF0000" fo:border-right="thin solid #FF0000" style:vertical-align="automatic" fo:background-color="#FFFFFF"/>
      <style:text-properties fo:color="#800000" fo:font-size="20pt" style:font-size-asian="20pt" style:font-size-complex="2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0000" fo:border-bottom="2pt solid #000000" fo:border-left="thin solid #FF0000" fo:border-right="thin solid #FF0000" style:vertical-align="automatic" fo:background-color="#FFFFFF"/>
      <style:text-properties fo:color="#800000" fo:font-size="20pt" style:font-size-asian="20pt" style:font-size-complex="2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FF0000" fo:border-bottom="2pt solid #000000" fo:border-left="thin solid #FF0000" fo:border-right="thin solid #FF0000" style:vertical-align="automatic" fo:background-color="#FFFFFF"/>
      <style:text-properties fo:color="#800000"/>
    </style:style>
    <style:style style:name="ce60" style:family="table-cell" style:parent-style-name="Default" style:data-style-name="N30">
      <style:table-cell-properties fo:border-top="thin solid #FF0000" fo:border-bottom="thick solid #000000" fo:border-left="thin solid #FF0000" fo:border-right="thin solid #FF0000" style:vertical-align="automatic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FF0000" fo:border-bottom="thick solid #000000" fo:border-left="thin solid #FF0000" fo:border-right="thin solid #FF0000" style:vertical-align="automatic" fo:background-color="#FFFFFF"/>
    </style:style>
    <style:style style:name="ce62" style:family="table-cell" style:parent-style-name="Default" style:data-style-name="N30">
      <style:table-cell-properties fo:border-top="thin solid #FF0000" fo:border-bottom="2pt solid #000000" fo:border-left="thin solid #FF0000" fo:border-right="thin solid #FF0000" style:vertical-align="automatic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FF0000" fo:border-bottom="2pt solid #000000" fo:border-left="thin solid #FF0000" fo:border-right="thin solid #FF0000" style:vertical-align="automatic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FF0000" fo:border-bottom="2pt solid #000000" fo:border-left="thin solid #FF0000" fo:border-right="thin solid #FF0000" style:vertical-align="automatic" fo:background-color="#FFFFFF"/>
    </style:style>
    <style:style style:name="ce65" style:family="table-cell" style:parent-style-name="Default" style:data-style-name="N30">
      <style:table-cell-properties fo:border-top="thin solid #FF0000" fo:border-bottom="2pt solid #000000" fo:border-left="thin solid #FF0000" fo:border-right="thin solid #FF0000"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T2" style:family="text" style:parent-style-name="Default">
      <style:text-properties fo:color="#00FF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8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8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808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FFF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80008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00008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008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808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FFFF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5" style:family="text" style:parent-style-name="Default">
      <style:text-properties fo:color="#008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FF00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C0C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FFFF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FFFF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80808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00FF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32" style:family="text" style:parent-style-name="Default">
      <style:text-properties fo:color="#FFFF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10.1335416666667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10.5039583333333cm"/>
    </style:style>
    <style:style style:name="co6" style:family="table-column">
      <style:table-column-properties fo:break-before="auto" style:column-width="2.301875cm"/>
    </style:style>
    <style:style style:name="ro1" style:family="table-row">
      <style:table-row-properties style:row-height="30.9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23.65pt" style:use-optimal-row-height="fals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8.4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20.1pt" style:use-optimal-row-height="false" fo:break-before="auto"/>
    </style:style>
    <style:style style:name="ro10" style:family="table-row">
      <style:table-row-properties style:row-height="39.95pt" style:use-optimal-row-height="false" fo:break-before="auto"/>
    </style:style>
    <style:style style:name="ro11" style:family="table-row">
      <style:table-row-properties style:row-height="26.1pt" style:use-optimal-row-height="false" fo:break-before="auto"/>
    </style:style>
    <style:style style:name="ro12" style:family="table-row">
      <style:table-row-properties style:row-height="13.15pt" style:use-optimal-row-height="false" fo:break-before="auto"/>
    </style:style>
    <style:style style:name="ro13" style:family="table-row">
      <style:table-row-properties style:row-height="12.95pt" style:use-optimal-row-height="false" fo:break-before="auto"/>
    </style:style>
    <style:style style:name="ro14" style:family="table-row">
      <style:table-row-properties style:row-height="16.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GIT Keyboard Shortcut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office:value-type="string" table:style-name="ce4">
            <text:p>red</text:p>
          </table:table-cell>
          <table:table-cell office:value-type="string" table:style-name="ce5">
            <text:p>=</text:p>
          </table:table-cell>
          <table:table-cell office:value-type="string" table:style-name="ce5">
            <text:p>Critical actions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6">
            <text:p>OR</text:p>
          </table:table-cell>
          <table:table-cell office:value-type="string" table:style-name="ce5">
            <text:p>=</text:p>
          </table:table-cell>
          <table:table-cell office:value-type="string" table:style-name="ce5">
            <text:p>Indicates alternate equiverlent options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7">
            <text:p>req</text:p>
          </table:table-cell>
          <table:table-cell office:value-type="string" table:style-name="ce5">
            <text:p>=</text:p>
          </table:table-cell>
          <table:table-cell office:value-type="string" table:style-name="ce5">
            <text:p>Required user detirmined options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8">
            <text:p>opt</text:p>
          </table:table-cell>
          <table:table-cell office:value-type="string" table:style-name="ce5">
            <text:p>=</text:p>
          </table:table-cell>
          <table:table-cell office:value-type="string" table:style-name="ce5">
            <text:p>Optional user detirmined options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9">
            <text:p>orig</text:p>
          </table:table-cell>
          <table:table-cell office:value-type="string" table:style-name="ce5">
            <text:p>=</text:p>
          </table:table-cell>
          <table:table-cell office:value-type="string" table:style-name="ce5">
            <text:p>Conventional naming of option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style-name="ce10"/>
          <table:table-cell table:number-columns-repeated="5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7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git help</text:p>
          </table:table-cell>
          <table:table-cell table:number-columns-repeated="2" table:style-name="ce11"/>
          <table:table-cell office:value-type="string" table:style-name="ce12">
            <text:p><text:span text:style-name="T7">Git<text:s/></text:span><text:span text:style-name="T8">help</text:span><text:span text:style-name="T7"><text:s/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help<text:s/></text:span><text:span text:style-name="T10">command</text:span></text:p>
          </table:table-cell>
          <table:table-cell table:number-columns-repeated="2" table:style-name="ce3"/>
          <table:table-cell office:value-type="string" table:style-name="ce5">
            <text:p><text:span text:style-name="T7">Git help individual<text:s/></text:span><text:span text:style-name="T8">command</text:span><text:span text:style-name="T7"><text:s/>listing</text:span></text:p>
          </table:table-cell>
          <table:table-cell table:number-columns-repeated="16378"/>
        </table:table-row>
        <table:table-row table:style-name="ro2">
          <table:table-cell table:style-name="ce10"/>
          <table:table-cell table:number-columns-repeated="5" table:style-name="ce3"/>
          <table:table-cell table:number-columns-repeated="16378"/>
        </table:table-row>
        <table:table-row table:style-name="ro5">
          <table:table-cell office:value-type="string" table:number-columns-spanned="6" table:number-rows-spanned="1" table:style-name="ce60">
            <text:p>macOS Install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table:style-name="ce13"/>
          <table:table-cell table:number-columns-repeated="5" table:style-name="ce14"/>
          <table:table-cell table:number-columns-repeated="16378"/>
        </table:table-row>
        <table:table-row table:style-name="ro7">
          <table:table-cell table:style-name="ce15"/>
          <table:table-cell table:style-name="ce3"/>
          <table:table-cell office:value-type="string" table:style-name="ce16">
            <text:p>Using Package Managers</text:p>
          </table:table-cell>
          <table:table-cell table:number-columns-repeated="2" table:style-name="ce17"/>
          <table:table-cell table:style-name="ce18"/>
          <table:table-cell table:number-columns-repeated="16378"/>
        </table:table-row>
        <table:table-row table:style-name="ro4">
          <table:table-cell table:style-name="ce15"/>
          <table:table-cell table:style-name="ce3"/>
          <table:table-cell table:style-name="ce19"/>
          <table:table-cell table:number-columns-repeated="2" table:style-name="ce20"/>
          <table:table-cell office:value-type="string" table:style-name="ce21">
            <text:p>Homebrew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22">
            <text:p>brew install git</text:p>
          </table:table-cell>
          <table:table-cell table:number-columns-repeated="3" table:style-name="ce23"/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24"/>
          <table:table-cell table:number-columns-repeated="2" table:style-name="ce3"/>
          <table:table-cell table:style-name="ce25"/>
          <table:table-cell table:number-columns-repeated="16378"/>
        </table:table-row>
        <table:table-row table:style-name="ro2">
          <table:table-cell table:style-name="ce10"/>
          <table:table-cell table:style-name="ce3"/>
          <table:table-cell table:style-name="ce26"/>
          <table:table-cell table:number-columns-repeated="2" table:style-name="ce27"/>
          <table:table-cell office:value-type="string" table:style-name="ce28">
            <text:p>Macports</text:p>
          </table:table-cell>
          <table:table-cell table:number-columns-repeated="16378"/>
        </table:table-row>
        <table:table-row table:style-name="ro2">
          <table:table-cell table:style-name="ce10"/>
          <table:table-cell table:style-name="ce3"/>
          <table:table-cell office:value-type="string" table:style-name="ce22">
            <text:p>sudo port install git</text:p>
          </table:table-cell>
          <table:table-cell table:number-columns-repeated="3" table:style-name="ce23"/>
          <table:table-cell table:number-columns-repeated="16378"/>
        </table:table-row>
        <table:table-row table:style-name="ro2">
          <table:table-cell table:style-name="ce10"/>
          <table:table-cell table:number-columns-repeated="5" table:style-name="ce3"/>
          <table:table-cell table:number-columns-repeated="16378"/>
        </table:table-row>
        <table:table-row table:style-name="ro7">
          <table:table-cell table:style-name="ce10"/>
          <table:table-cell table:style-name="ce3"/>
          <table:table-cell office:value-type="string" table:style-name="ce16">
            <text:p>Stand Alone Installer</text:p>
          </table:table-cell>
          <table:table-cell table:number-columns-repeated="2" table:style-name="ce17"/>
          <table:table-cell table:style-name="ce18"/>
          <table:table-cell table:number-columns-repeated="16378"/>
        </table:table-row>
        <table:table-row table:style-name="ro4">
          <table:table-cell table:style-name="ce10"/>
          <table:table-cell table:style-name="ce3"/>
          <table:table-cell table:style-name="ce19"/>
          <table:table-cell table:number-columns-repeated="2" table:style-name="ce20"/>
          <table:table-cell office:value-type="string" table:style-name="ce21">
            <text:p>Download</text:p>
          </table:table-cell>
          <table:table-cell table:number-columns-repeated="16378"/>
        </table:table-row>
        <table:table-row table:style-name="ro2">
          <table:table-cell table:style-name="ce10"/>
          <table:table-cell table:style-name="ce3"/>
          <table:table-cell office:value-type="string" table:style-name="ce29">
            <text:p><text:a xlink:href="https://sourceforge.net/projects/git-osx-installer/">sourceforge.net/projects/git-osx-installer</text:a></text:p>
          </table:table-cell>
          <table:table-cell table:number-columns-repeated="2" table:style-name="ce23"/>
          <table:table-cell office:value-type="string" table:style-name="ce30">
            <text:p>Recommended by Git</text:p>
          </table:table-cell>
          <table:table-cell table:number-columns-repeated="16378"/>
        </table:table-row>
        <table:table-row table:number-rows-repeated="2" table:style-name="ro2">
          <table:table-cell table:style-name="ce10"/>
          <table:table-cell table:number-columns-repeated="5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<text:span text:style-name="T9">git config --system<text:s/></text:span><text:span text:style-name="T4">required option</text:span></text:p>
          </table:table-cell>
          <table:table-cell office:value-type="string" table:style-name="ce12">
            <text:p>=</text:p>
          </table:table-cell>
          <table:table-cell office:value-type="string" table:style-name="ce12">
            <text:p>[s]</text:p>
          </table:table-cell>
          <table:table-cell office:value-type="string" table:style-name="ce12">
            <text:p><text:span text:style-name="T8">System</text:span><text:span text:style-name="T7"><text:s/>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config --global<text:s/></text:span><text:span text:style-name="T4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g]</text:p>
          </table:table-cell>
          <table:table-cell office:value-type="string" table:style-name="ce5">
            <text:p><text:span text:style-name="T8">User</text:span><text:span text:style-name="T7"><text:s/>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config<text:s/></text:span><text:span text:style-name="T4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p]</text:p>
          </table:table-cell>
          <table:table-cell office:value-type="string" table:style-name="ce31">
            <text:p><text:span text:style-name="T8">Project</text:span><text:span text:style-name="T7"><text:s/>level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g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core.excludesfile ~/.gitignore</text:p>
          </table:table-cell>
          <table:table-cell table:number-columns-repeated="2" table:style-name="ce23"/>
          <table:table-cell office:value-type="string" table:style-name="ce30">
            <text:p><text:span text:style-name="T7">Set a user-level<text:s/></text:span><text:span text:style-name="T8">.gitignore</text:span><text:span text:style-name="T7"><text:s/>fil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g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user.name "</text:span><text:span text:style-name="T10">username</text:span><text:span text:style-name="T9">"</text:span></text:p>
          </table:table-cell>
          <table:table-cell table:number-columns-repeated="2" table:style-name="ce3"/>
          <table:table-cell office:value-type="string" table:style-name="ce5">
            <text:p><text:span text:style-name="T7">Define a<text:s/></text:span><text:span text:style-name="T12">username</text:span><text:span text:style-name="T7"><text:s/>(require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g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user.email "</text:span><text:span text:style-name="T10">someone@somewhere.com</text:span><text:span text:style-name="T9">"</text:span></text:p>
          </table:table-cell>
          <table:table-cell table:number-columns-repeated="2" table:style-name="ce3"/>
          <table:table-cell office:value-type="string" table:style-name="ce5">
            <text:p><text:span text:style-name="T7">Define an<text:s/></text:span><text:span text:style-name="T8">email</text:span><text:span text:style-name="T7"><text:s/>address (require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alias.</text:span><text:span text:style-name="T4">string string</text:span></text:p>
          </table:table-cell>
          <table:table-cell table:number-columns-repeated="2" table:style-name="ce3"/>
          <table:table-cell office:value-type="string" table:style-name="ce5">
            <text:p><text:span text:style-name="T7">Define an alternate term (</text:span><text:span text:style-name="T12">string</text:span><text:span text:style-name="T7">) for a git option (</text:span><text:span text:style-name="T12">string</text:span><text:span text:style-name="T7">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alias.</text:span><text:span text:style-name="T4">string<text:s/></text:span><text:span text:style-name="T13">"</text:span><text:span text:style-name="T4">string</text:span><text:span text:style-name="T13">"</text:span></text:p>
          </table:table-cell>
          <table:table-cell table:number-columns-repeated="2" table:style-name="ce3"/>
          <table:table-cell office:value-type="string" table:style-name="ce5">
            <text:p><text:span text:style-name="T7">Define an alternate term (</text:span><text:span text:style-name="T12">string</text:span><text:span text:style-name="T7">) for a command (</text:span><text:span text:style-name="T12">string</text:span><text:span text:style-name="T7">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alias.</text:span><text:span text:style-name="T6">praise</text:span><text:span text:style-name="T9"><text:s/>blame</text:span></text:p>
          </table:table-cell>
          <table:table-cell table:number-columns-repeated="2" table:style-name="ce3"/>
          <table:table-cell office:value-type="string" table:style-name="ce5">
            <text:p><text:span text:style-name="T7">Define the alternate term<text:s/></text:span><text:span text:style-name="T14">praise</text:span><text:span text:style-name="T7"><text:s/>for the option<text:s/></text:span><text:span text:style-name="T8">blam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alias.</text:span><text:span text:style-name="T6">dcw</text:span><text:span text:style-name="T9"><text:s/>“diff —-colored-words”</text:span></text:p>
          </table:table-cell>
          <table:table-cell table:number-columns-repeated="2" table:style-name="ce3"/>
          <table:table-cell office:value-type="string" table:style-name="ce5">
            <text:p><text:span text:style-name="T7">Define the term<text:s/></text:span><text:span text:style-name="T15">dcw</text:span><text:span text:style-name="T7"><text:s/>for<text:s/></text:span><text:span text:style-name="T6">diff<text:s/></text:span><text:span text:style-name="T7">with</text:span><text:span text:style-name="T6"><text:s/></text:span><text:span text:style-name="T15">colored word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alias.</text:span><text:span text:style-name="T6">logx</text:span><text:span text:style-name="T9"><text:s/>“log --graph --all --oneline --decorate”</text:span></text:p>
          </table:table-cell>
          <table:table-cell table:number-columns-repeated="2" table:style-name="ce3"/>
          <table:table-cell office:value-type="string" table:style-name="ce5">
            <text:p><text:span text:style-name="T7">Define the term<text:s/></text:span><text:span text:style-name="T15">logx</text:span><text:span text:style-name="T7"><text:s/>for<text:s/></text:span><text:span text:style-name="T6">log<text:s/></text:span><text:span text:style-name="T7">with</text:span><text:span text:style-name="T6"><text:s/></text:span><text:span text:style-name="T15">graph all oneline decorat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color.ui<text:s/></text:span><text:span text:style-name="T10">true</text:span></text:p>
          </table:table-cell>
          <table:table-cell table:number-columns-repeated="2" table:style-name="ce3"/>
          <table:table-cell office:value-type="string" table:style-name="ce5">
            <text:p><text:span text:style-name="T7">Set use of<text:s/></text:span><text:span text:style-name="T8">colours</text:span><text:span text:style-name="T7"><text:s/>in 'status' and 'diff' command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fetch.prune<text:s/></text:span><text:span text:style-name="T10">true</text:span></text:p>
          </table:table-cell>
          <table:table-cell table:number-columns-repeated="2" table:style-name="ce3"/>
          <table:table-cell office:value-type="string" table:style-name="ce5">
            <text:p><text:span text:style-name="T7">Alters the default and prunes<text:s/></text:span><text:span text:style-name="T8">orphan</text:span><text:span text:style-name="T7"><text:s/>branches when fetching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init.defaultBranch<text:s/></text:span><text:span text:style-name="T6">main</text:span></text:p>
          </table:table-cell>
          <table:table-cell table:number-columns-repeated="2" table:style-name="ce3"/>
          <table:table-cell office:value-type="string" table:style-name="ce5">
            <text:p><text:span text:style-name="T7">Sets initial default<text:s/></text:span><text:span text:style-name="T14">main</text:span><text:span text:style-name="T7"><text:s/>branch name (recommende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list</text:p>
          </table:table-cell>
          <table:table-cell table:number-columns-repeated="2" table:style-name="ce3"/>
          <table:table-cell office:value-type="string" table:style-name="ce5">
            <text:p><text:span text:style-name="T7">List recorded<text:s/></text:span><text:span text:style-name="T8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setting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individual</text:span><text:span text:style-name="T7"><text:s/>configuration setting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core.editor "</text:span><text:span text:style-name="T10">editor --wait</text:span><text:span text:style-name="T9">"</text:span></text:p>
          </table:table-cell>
          <table:table-cell table:number-columns-repeated="2" table:style-name="ce3"/>
          <table:table-cell office:value-type="string" table:style-name="ce5">
            <text:p><text:span text:style-name="T7">Define default<text:s/></text:span><text:span text:style-name="T8">editor</text:span><text:span text:style-name="T7"><text:s/>and open when editor is required (recommended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core.editor "code --wait"</text:span></text:p>
          </table:table-cell>
          <table:table-cell table:number-columns-repeated="2" table:style-name="ce3"/>
          <table:table-cell office:value-type="string" table:style-name="ce5">
            <text:p><text:span text:style-name="T7">Set<text:s/></text:span><text:span text:style-name="T8">visual studio code</text:span><text:span text:style-name="T7"><text:s/>as default editor + below</text:span></text:p>
          </table:table-cell>
          <table:table-cell table:number-columns-repeated="16378"/>
        </table:table-row>
        <table:table-row table:style-name="ro8">
          <table:table-cell office:value-type="string" table:style-name="ce33">
            <text:p><text:span text:style-name="T16">⌘⇧</text:span><text:span text:style-name="T17">P</text:span></text:p>
          </table:table-cell>
          <table:table-cell office:value-type="string" table:style-name="ce5">
            <text:p>+</text:p>
          </table:table-cell>
          <table:table-cell office:value-type="string" table:style-name="ce5">
            <text:p>Shell Command: Install 'code' command in PATH</text:p>
          </table:table-cell>
          <table:table-cell table:number-columns-repeated="2" table:style-name="ce3"/>
          <table:table-cell office:value-type="string" table:style-name="ce5">
            <text:p><text:span text:style-name="T7">Sets command PATH in<text:s/></text:span><text:span text:style-name="T8">visual studio code</text:span></text:p>
          </table:table-cell>
          <table:table-cell table:number-columns-repeated="16378"/>
        </table:table-row>
        <table:table-row table:style-name="ro2">
          <table:table-cell table:style-name="ce15"/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26"/>
          <table:table-cell table:number-columns-repeated="2" table:style-name="ce27"/>
          <table:table-cell office:value-type="string" table:style-name="ce28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0">
            <text:p>echo $0</text:p>
          </table:table-cell>
          <table:table-cell table:number-columns-repeated="2" table:style-name="ce23"/>
          <table:table-cell office:value-type="string" table:style-name="ce30">
            <text:p><text:span text:style-name="T7">States what<text:s/></text:span><text:span text:style-name="T8">shell</text:span><text:span text:style-name="T7"><text:s/>is being used</text:span>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34"/>
          <table:table-cell table:number-columns-repeated="3" table:style-name="ce3"/>
          <table:table-cell table:number-columns-repeated="16378"/>
        </table:table-row>
        <table:table-row table:style-name="ro9">
          <table:table-cell table:style-name="ce15"/>
          <table:table-cell table:style-name="ce3"/>
          <table:table-cell office:value-type="string" table:style-name="ce16">
            <text:p>Git Auto-Completion for macOS and Linux</text:p>
          </table:table-cell>
          <table:table-cell table:number-columns-repeated="2" table:style-name="ce17"/>
          <table:table-cell table:style-name="ce18"/>
          <table:table-cell table:number-columns-repeated="16378"/>
        </table:table-row>
        <table:table-row table:style-name="ro4">
          <table:table-cell table:style-name="ce15"/>
          <table:table-cell table:style-name="ce3"/>
          <table:table-cell table:style-name="ce19"/>
          <table:table-cell table:number-columns-repeated="2" table:style-name="ce20"/>
          <table:table-cell office:value-type="string" table:style-name="ce21">
            <text:p>Auto-completion for Zsh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5">
            <text:p>.zshrc</text:p>
          </table:table-cell>
          <table:table-cell table:number-columns-repeated="2" table:style-name="ce23"/>
          <table:table-cell office:value-type="string" table:style-name="ce30">
            <text:p><text:span text:style-name="T7">Name of file to be edited<text:s/></text:span><text:span text:style-name="T12">~/</text:span><text:span text:style-name="T7"><text:s/>(user directory)</text:span>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6">
            <text:p>autoload -Uz compinit &amp;&amp; compinit</text:p>
          </table:table-cell>
          <table:table-cell table:number-columns-repeated="2" table:style-name="ce3"/>
          <table:table-cell office:value-type="string" table:style-name="ce5">
            <text:p><text:span text:style-name="T7">Include the this code in<text:s/></text:span><text:span text:style-name="T12">.zshrc</text:span>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24"/>
          <table:table-cell table:number-columns-repeated="2" table:style-name="ce3"/>
          <table:table-cell table:style-name="ce25"/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26"/>
          <table:table-cell table:number-columns-repeated="2" table:style-name="ce27"/>
          <table:table-cell office:value-type="string" table:style-name="ce28">
            <text:p>Auto-completion for Bash (older macOS)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29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3"/>
          <table:table-cell office:value-type="string" table:style-name="ce30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2">
            <text:p>.git-completion-bash</text:p>
          </table:table-cell>
          <table:table-cell table:number-columns-repeated="2" table:style-name="ce3"/>
          <table:table-cell office:value-type="string" table:style-name="ce5">
            <text:p><text:span text:style-name="T7">Name of file for saving to<text:s/></text:span><text:span text:style-name="T12">~/</text:span><text:span text:style-name="T7"><text:s/>(user directory)</text:span>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2">
            <text:p>.bash_profile</text:p>
          </table:table-cell>
          <table:table-cell table:number-columns-repeated="2" table:style-name="ce3"/>
          <table:table-cell office:value-type="string" table:style-name="ce5">
            <text:p>Name of file to be edited ~/ (user directory)</text:p>
          </table:table-cell>
          <table:table-cell table:number-columns-repeated="16378"/>
        </table:table-row>
        <table:table-row table:style-name="ro10">
          <table:table-cell table:style-name="ce15"/>
          <table:table-cell table:style-name="ce3"/>
          <table:table-cell office:value-type="string" table:style-name="ce36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3"/>
          <table:table-cell office:value-type="string" table:style-name="ce37">
            <text:p><text:span text:style-name="T7">Include the following code in<text:s/></text:span><text:span text:style-name="T12">.bash_profile</text:span>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38"/>
          <table:table-cell table:number-columns-repeated="2" table:style-name="ce3"/>
          <table:table-cell table:style-name="ce39"/>
          <table:table-cell table:number-columns-repeated="16378"/>
        </table:table-row>
        <table:table-row table:style-name="ro9">
          <table:table-cell table:style-name="ce15"/>
          <table:table-cell table:style-name="ce3"/>
          <table:table-cell office:value-type="string" table:number-columns-spanned="2" table:number-rows-spanned="1" table:style-name="ce65">
            <text:p>Git Branch Indentification for macOS and Linux</text:p>
          </table:table-cell>
          <table:covered-table-cell/>
          <table:table-cell table:number-columns-repeated="2" table:style-name="ce17"/>
          <table:table-cell table:number-columns-repeated="16378"/>
        </table:table-row>
        <table:table-row table:style-name="ro4">
          <table:table-cell table:style-name="ce15"/>
          <table:table-cell table:style-name="ce3"/>
          <table:table-cell table:style-name="ce19"/>
          <table:table-cell table:number-columns-repeated="2" table:style-name="ce20"/>
          <table:table-cell office:value-type="string" table:style-name="ce21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29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3"/>
          <table:table-cell office:value-type="string" table:style-name="ce30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2">
            <text:p>.git-prompt-sh</text:p>
          </table:table-cell>
          <table:table-cell table:number-columns-repeated="2" table:style-name="ce3"/>
          <table:table-cell office:value-type="string" table:style-name="ce5">
            <text:p><text:span text:style-name="T7">Name of file for saving to<text:s/></text:span><text:span text:style-name="T12">~/</text:span><text:span text:style-name="T7"><text:s/>(user directory)</text:span>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2">
            <text:p>.zshrc<text:s/><text:span text:style-name="T3">OR</text:span><text:s/>.bash_profile</text:p>
          </table:table-cell>
          <table:table-cell table:number-columns-repeated="2" table:style-name="ce3"/>
          <table:table-cell office:value-type="string" table:style-name="ce5">
            <text:p><text:span text:style-name="T7">Name of file to be edited (or create) to<text:s/></text:span><text:span text:style-name="T12">~/</text:span><text:span text:style-name="T7"><text:s/>(user directory)</text:span></text:p>
          </table:table-cell>
          <table:table-cell table:number-columns-repeated="16378"/>
        </table:table-row>
        <table:table-row table:style-name="ro10">
          <table:table-cell table:style-name="ce15"/>
          <table:table-cell table:style-name="ce3"/>
          <table:table-cell office:value-type="string" table:style-name="ce36">
            <text:p>source ~/.git-prompt.sh</text:p>
            <text:p/>
            <text:p>precmd () { __git_ps1 "%n" ":%c$ " "|%s" }</text:p>
          </table:table-cell>
          <table:table-cell table:number-columns-repeated="2" table:style-name="ce3"/>
          <table:table-cell office:value-type="string" table:style-name="ce37">
            <text:p><text:span text:style-name="T7">For<text:s/></text:span><text:span text:style-name="T8">Zsh</text:span><text:span text:style-name="T7"><text:s/>include this code in .zshrc</text:span></text:p>
          </table:table-cell>
          <table:table-cell table:number-columns-repeated="16378"/>
        </table:table-row>
        <table:table-row table:style-name="ro10">
          <table:table-cell table:style-name="ce15"/>
          <table:table-cell table:style-name="ce3"/>
          <table:table-cell office:value-type="string" table:style-name="ce36">
            <text:p>source ~/.git-prompt.sh</text:p>
            <text:p/>
            <text:p>PROMPT_COMMAND='__git_ps1 "\u@\h:\w" "\\\$ "'</text:p>
          </table:table-cell>
          <table:table-cell table:number-columns-repeated="2" table:style-name="ce3"/>
          <table:table-cell office:value-type="string" table:style-name="ce37">
            <text:p><text:span text:style-name="T7">For<text:s/></text:span><text:span text:style-name="T8">Bash</text:span><text:span text:style-name="T7"><text:s/>include this code in .bash_profile</text:span>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38"/>
          <table:table-cell table:number-columns-repeated="2" table:style-name="ce3"/>
          <table:table-cell table:style-name="ce39"/>
          <table:table-cell table:number-columns-repeated="16378"/>
        </table:table-row>
        <table:table-row table:style-name="ro9">
          <table:table-cell table:style-name="ce15"/>
          <table:table-cell table:style-name="ce3"/>
          <table:table-cell office:value-type="string" table:style-name="ce16">
            <text:p>Repo Connection</text:p>
          </table:table-cell>
          <table:table-cell table:number-columns-repeated="3" table:style-name="ce17"/>
          <table:table-cell table:number-columns-repeated="16378"/>
        </table:table-row>
        <table:table-row table:style-name="ro4">
          <table:table-cell table:style-name="ce15"/>
          <table:table-cell table:style-name="ce3"/>
          <table:table-cell table:style-name="ce19"/>
          <table:table-cell table:number-columns-repeated="2" table:style-name="ce20"/>
          <table:table-cell office:value-type="string" table:style-name="ce21">
            <text:p>GitHub</text:p>
          </table:table-cell>
          <table:table-cell table:number-columns-repeated="16378"/>
        </table:table-row>
        <table:table-row table:style-name="ro3">
          <table:table-cell table:style-name="ce15"/>
          <table:table-cell table:style-name="ce3"/>
          <table:table-cell office:value-type="string" table:style-name="ce40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3"/>
          <table:table-cell office:value-type="string" table:style-name="ce41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6">
            <text:p>brew tap microsoft/git</text:p>
          </table:table-cell>
          <table:table-cell table:number-columns-repeated="2" table:style-name="ce3"/>
          <table:table-cell office:value-type="string" table:style-name="ce37">
            <text:p>Pulls down the GCM files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office:value-type="string" table:style-name="ce36">
            <text:p>brew install --cask git-credential-manager-core</text:p>
          </table:table-cell>
          <table:table-cell table:number-columns-repeated="2" table:style-name="ce3"/>
          <table:table-cell office:value-type="string" table:style-name="ce37">
            <text:p>Installs the GCM (an administrator's password is required)</text:p>
          </table:table-cell>
          <table:table-cell table:number-columns-repeated="16378"/>
        </table:table-row>
        <table:table-row table:style-name="ro11">
          <table:table-cell table:style-name="ce15"/>
          <table:table-cell table:style-name="ce3"/>
          <table:table-cell office:value-type="string" table:style-name="ce42">
            <text:p><text:span text:style-name="T9">git clone<text:s/></text:span><text:span text:style-name="T4">remote_url</text:span></text:p>
          </table:table-cell>
          <table:table-cell table:number-columns-repeated="2" table:style-name="ce3"/>
          <table:table-cell office:value-type="string" table:style-name="ce42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10">
          <table:table-cell table:style-name="ce15"/>
          <table:table-cell table:style-name="ce3"/>
          <table:table-cell office:value-type="string" table:style-name="ce43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3"/>
          <table:table-cell office:value-type="string" table:style-name="ce37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44"/>
          <table:table-cell table:number-columns-repeated="2" table:style-name="ce3"/>
          <table:table-cell table:style-name="ce39"/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26"/>
          <table:table-cell table:number-columns-repeated="2" table:style-name="ce27"/>
          <table:table-cell office:value-type="string" table:style-name="ce28">
            <text:p>GitLab</text:p>
          </table:table-cell>
          <table:table-cell table:number-columns-repeated="16378"/>
        </table:table-row>
        <table:table-row table:style-name="ro3">
          <table:table-cell table:style-name="ce15"/>
          <table:table-cell table:style-name="ce3"/>
          <table:table-cell office:value-type="string" table:style-name="ce29">
            <text:p><text:a xlink:href="https://docs.gitlab.com/ee/user/profile/personal_access_tokens.html">docs.gitlab.com/ee/user/profile/personal_access_tokens.html#create-a-personal-access-token</text:a></text:p>
          </table:table-cell>
          <table:table-cell table:number-columns-repeated="2" table:style-name="ce23"/>
          <table:table-cell office:value-type="string" table:style-name="ce41">
            <text:p>Instructions to create a Personal Access Token (PAT) on gitlab.com</text:p>
          </table:table-cell>
          <table:table-cell table:number-columns-repeated="16378"/>
        </table:table-row>
        <table:table-row table:style-name="ro11">
          <table:table-cell table:style-name="ce15"/>
          <table:table-cell table:style-name="ce3"/>
          <table:table-cell office:value-type="string" table:style-name="ce42">
            <text:p><text:span text:style-name="T9">git clone<text:s/></text:span><text:span text:style-name="T4">remote_url</text:span></text:p>
          </table:table-cell>
          <table:table-cell table:number-columns-repeated="2" table:style-name="ce3"/>
          <table:table-cell office:value-type="string" table:style-name="ce42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45"/>
          <table:table-cell table:number-columns-repeated="2" table:style-name="ce3"/>
          <table:table-cell table:style-name="ce45"/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26"/>
          <table:table-cell table:number-columns-repeated="2" table:style-name="ce27"/>
          <table:table-cell office:value-type="string" table:style-name="ce28">
            <text:p>Bitbucket</text:p>
          </table:table-cell>
          <table:table-cell table:number-columns-repeated="16378"/>
        </table:table-row>
        <table:table-row table:style-name="ro3">
          <table:table-cell table:style-name="ce15"/>
          <table:table-cell table:style-name="ce3"/>
          <table:table-cell office:value-type="string" table:style-name="ce40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3"/>
          <table:table-cell office:value-type="string" table:style-name="ce41">
            <text:p>Instructions to create an App Password (AP)</text:p>
          </table:table-cell>
          <table:table-cell table:number-columns-repeated="16378"/>
        </table:table-row>
        <table:table-row table:style-name="ro11">
          <table:table-cell table:style-name="ce15"/>
          <table:table-cell table:style-name="ce3"/>
          <table:table-cell office:value-type="string" table:style-name="ce42">
            <text:p><text:span text:style-name="T9">git clone<text:s/></text:span><text:span text:style-name="T4">remote_url</text:span></text:p>
          </table:table-cell>
          <table:table-cell table:number-columns-repeated="2" table:style-name="ce3"/>
          <table:table-cell office:value-type="string" table:style-name="ce42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15"/>
          <table:table-cell table:style-name="ce3"/>
          <table:table-cell table:style-name="ce45"/>
          <table:table-cell table:number-columns-repeated="2" table:style-name="ce3"/>
          <table:table-cell table:style-name="ce4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Non-Git Command Lin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ls</text:p>
          </table:table-cell>
          <table:table-cell table:number-columns-repeated="2" table:style-name="ce11"/>
          <table:table-cell office:value-type="string" table:style-name="ce12">
            <text:p><text:span text:style-name="T8">List</text:span><text:span text:style-name="T7"><text:s/>files of current directory excluding hidden files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dir</text:p>
          </table:table-cell>
          <table:table-cell table:number-columns-repeated="2" table:style-name="ce3"/>
          <table:table-cell office:value-type="string" table:style-name="ce5">
            <text:p><text:span text:style-name="T8">List</text:span><text:span text:style-name="T7"><text:s/>files of current directory excluding hidden files 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ls (-la<text:s/></text:span><text:span text:style-name="T3">OR</text:span><text:span text:style-name="T9"><text:s/>-a)</text:span></text:p>
          </table:table-cell>
          <table:table-cell table:number-columns-repeated="2" table:style-name="ce3"/>
          <table:table-cell office:value-type="string" table:style-name="ce5">
            <text:p><text:span text:style-name="T7">List files of current directory including<text:s/></text:span><text:span text:style-name="T8">hidden</text:span><text:span text:style-name="T7"><text:s/>files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ls -l</text:p>
          </table:table-cell>
          <table:table-cell table:number-columns-repeated="2" table:style-name="ce3"/>
          <table:table-cell office:value-type="string" table:style-name="ce5">
            <text:p><text:span text:style-name="T7">List files with<text:s/></text:span><text:span text:style-name="T8">information</text:span><text:span text:style-name="T7"><text:s/>of current directory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pwd</text:p>
          </table:table-cell>
          <table:table-cell table:number-columns-repeated="2" table:style-name="ce3"/>
          <table:table-cell office:value-type="string" table:style-name="ce5">
            <text:p><text:span text:style-name="T7">Show (print) current<text:s/></text:span><text:span text:style-name="T8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cd<text:s/></text:span><text:span text:style-name="T4">folder/file_path</text:span></text:p>
          </table:table-cell>
          <table:table-cell table:number-columns-repeated="2" table:style-name="ce3"/>
          <table:table-cell office:value-type="string" table:style-name="ce5">
            <text:p><text:span text:style-name="T8">Change</text:span><text:span text:style-name="T7"><text:s/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cd ~</text:p>
          </table:table-cell>
          <table:table-cell table:number-columns-repeated="2" table:style-name="ce3"/>
          <table:table-cell office:value-type="string" table:style-name="ce5">
            <text:p><text:span text:style-name="T8">User</text:span><text:span text:style-name="T7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cd</text:p>
          </table:table-cell>
          <table:table-cell table:number-columns-repeated="2" table:style-name="ce3"/>
          <table:table-cell office:value-type="string" table:style-name="ce5">
            <text:p><text:span text:style-name="T8">User</text:span><text:span text:style-name="T7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..</text:p>
          </table:table-cell>
          <table:table-cell table:number-columns-repeated="2" table:style-name="ce3"/>
          <table:table-cell office:value-type="string" table:style-name="ce5">
            <text:p><text:span text:style-name="T7">Move<text:s/></text:span><text:span text:style-name="T8">down</text:span><text:span text:style-name="T7"><text:s/>a folder level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/</text:p>
          </table:table-cell>
          <table:table-cell table:number-columns-repeated="2" table:style-name="ce3"/>
          <table:table-cell office:value-type="string" table:style-name="ce5">
            <text:p><text:span text:style-name="T8">Root</text:span><text:span text:style-name="T7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clear</text:p>
          </table:table-cell>
          <table:table-cell table:number-columns-repeated="2" table:style-name="ce3"/>
          <table:table-cell office:value-type="string" table:style-name="ce5">
            <text:p><text:span text:style-name="T8">Clear</text:span><text:span text:style-name="T7"><text:s/>the screen</text:span></text:p>
          </table:table-cell>
          <table:table-cell table:number-columns-repeated="16378"/>
        </table:table-row>
        <table:table-row table:style-name="ro8">
          <table:table-cell table:number-columns-repeated="2" table:style-name="ce3"/>
          <table:table-cell office:value-type="string" table:style-name="ce5">
            <text:p><text:span text:style-name="T18">⌘</text:span><text:span text:style-name="T19">K</text:span></text:p>
          </table:table-cell>
          <table:table-cell table:number-columns-repeated="2" table:style-name="ce3"/>
          <table:table-cell office:value-type="string" table:style-name="ce5">
            <text:p><text:span text:style-name="T8">Clear</text:span><text:span text:style-name="T7"><text:s/>the screen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4">
            <text:p>^C</text:p>
          </table:table-cell>
          <table:table-cell table:number-columns-repeated="2" table:style-name="ce3"/>
          <table:table-cell office:value-type="string" table:style-name="ce46">
            <text:p>Cancel printout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cat<text:s/></text:span><text:span text:style-name="T10">folder/file_path</text:span></text:p>
          </table:table-cell>
          <table:table-cell table:number-columns-repeated="2" table:style-name="ce3"/>
          <table:table-cell office:value-type="string" table:style-name="ce5">
            <text:p><text:span text:style-name="T7">Show file<text:s/></text:span><text:span text:style-name="T8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less<text:s/></text:span><text:span text:style-name="T10">folder/file_path</text:span></text:p>
          </table:table-cell>
          <table:table-cell table:number-columns-repeated="2" table:style-name="ce3"/>
          <table:table-cell office:value-type="string" table:style-name="ce5">
            <text:p><text:span text:style-name="T7">Show file contents<text:s/></text:span><text:span text:style-name="T8">paginated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touch<text:s/></text:span><text:span text:style-name="T10">folder/file_path</text:span></text:p>
          </table:table-cell>
          <table:table-cell table:number-columns-repeated="2" table:style-name="ce3"/>
          <table:table-cell office:value-type="string" table:style-name="ce5">
            <text:p><text:span text:style-name="T8">Create</text:span><text:span text:style-name="T7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mv<text:s/></text:span><text:span text:style-name="T10">folder/file_path folder/new_file_path</text:span></text:p>
          </table:table-cell>
          <table:table-cell table:number-columns-repeated="2" table:style-name="ce3"/>
          <table:table-cell office:value-type="string" table:style-name="ce5">
            <text:p><text:span text:style-name="T8">Rename</text:span><text:span text:style-name="T7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cp<text:s/></text:span><text:span text:style-name="T10">folder/file_path folder/copy_file_path</text:span></text:p>
          </table:table-cell>
          <table:table-cell table:number-columns-repeated="2" table:style-name="ce3"/>
          <table:table-cell office:value-type="string" table:style-name="ce5">
            <text:p><text:span text:style-name="T8">Copy</text:span><text:span text:style-name="T7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2">rv</text:span><text:span text:style-name="T9"><text:s/></text:span><text:span text:style-name="T10">folder/file_path</text:span></text:p>
          </table:table-cell>
          <table:table-cell table:number-columns-repeated="2" table:style-name="ce3"/>
          <table:table-cell office:value-type="string" table:style-name="ce5">
            <text:p><text:span text:style-name="T8">Remove</text:span><text:span text:style-name="T7"><text:s/>or<text:s/></text:span><text:span text:style-name="T8">delete</text:span><text:span text:style-name="T7"><text:s/>a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nano<text:s/></text:span><text:span text:style-name="T10">folder/file_path</text:span></text:p>
          </table:table-cell>
          <table:table-cell table:number-columns-repeated="2" table:style-name="ce3"/>
          <table:table-cell office:value-type="string" table:style-name="ce5">
            <text:p><text:span text:style-name="T7">opens a file with the<text:s/></text:span><text:span text:style-name="T8">nano editor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touch<text:s/></text:span><text:span text:style-name="T10">folder/</text:span><text:span text:style-name="T9">.gitkeep</text:span></text:p>
          </table:table-cell>
          <table:table-cell table:number-columns-repeated="2" table:style-name="ce3"/>
          <table:table-cell office:value-type="string" table:style-name="ce5">
            <text:p><text:span text:style-name="T7">Adds a<text:s/></text:span><text:span text:style-name="T8">.gitkeep</text:span><text:span text:style-name="T7"><text:s/>file for tracking of empty folder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copy con<text:s/></text:span><text:span text:style-name="T10">folder/</text:span><text:span text:style-name="T9">.gitkeep</text:span></text:p>
          </table:table-cell>
          <table:table-cell table:number-columns-repeated="2" table:style-name="ce3"/>
          <table:table-cell office:value-type="string" table:style-name="ce5">
            <text:p><text:span text:style-name="T7">Adds a<text:s/></text:span><text:span text:style-name="T8">.gitkeep</text:span><text:span text:style-name="T7"><text:s/>file for tracking of empty folder (Windows Git Bash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New-Item<text:s/></text:span><text:span text:style-name="T10">folder/</text:span><text:span text:style-name="T9">.gitkeep</text:span></text:p>
          </table:table-cell>
          <table:table-cell table:number-columns-repeated="2" table:style-name="ce3"/>
          <table:table-cell office:value-type="string" table:style-name="ce5">
            <text:p><text:span text:style-name="T7">Adds a<text:s/></text:span><text:span text:style-name="T8">.gitkeep</text:span><text:span text:style-name="T7"><text:s/>file for tracking of empty folder (Windows PowerShell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mkdir<text:s/></text:span><text:span text:style-name="T4">folder</text:span></text:p>
          </table:table-cell>
          <table:table-cell table:number-columns-repeated="2" table:style-name="ce3"/>
          <table:table-cell office:value-type="string" table:style-name="ce5">
            <text:p><text:span text:style-name="T8">Create</text:span><text:span text:style-name="T7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2">rmdir</text:span><text:span text:style-name="T9"><text:s/></text:span><text:span text:style-name="T4">folder</text:span></text:p>
          </table:table-cell>
          <table:table-cell table:number-columns-repeated="2" table:style-name="ce3"/>
          <table:table-cell office:value-type="string" table:style-name="ce5">
            <text:p><text:span text:style-name="T8">Remove</text:span><text:span text:style-name="T7"><text:s/>or<text:s/></text:span><text:span text:style-name="T8">delete</text:span><text:span text:style-name="T7"><text:s/>folder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2">rm -rf</text:span><text:span text:style-name="T9"><text:s/></text:span><text:span text:style-name="T4">folder</text:span></text:p>
          </table:table-cell>
          <table:table-cell table:number-columns-repeated="2" table:style-name="ce3"/>
          <table:table-cell office:value-type="string" table:style-name="ce5">
            <text:p><text:span text:style-name="T8">Remove</text:span><text:span text:style-name="T7"><text:s/>or<text:s/></text:span><text:span text:style-name="T8">delete</text:span><text:span text:style-name="T7"><text:s/>folder and<text:s/></text:span><text:span text:style-name="T8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which<text:s/></text:span><text:span text:style-name="T4">module_name</text:span></text:p>
          </table:table-cell>
          <table:table-cell table:number-columns-repeated="2" table:style-name="ce3"/>
          <table:table-cell office:value-type="string" table:style-name="ce5">
            <text:p><text:span text:style-name="T7">Gives<text:s/></text:span><text:span text:style-name="T8">location</text:span><text:span text:style-name="T7"><text:s/>of<text:s/></text:span><text:span text:style-name="T8">modu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history</text:p>
          </table:table-cell>
          <table:table-cell table:number-columns-repeated="2" table:style-name="ce3"/>
          <table:table-cell office:value-type="string" table:style-name="ce5">
            <text:p><text:span text:style-name="T7">List of previous<text:s/></text:span><text:span text:style-name="T8">exicuted command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ifconfig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network information</text:span><text:span text:style-name="T7"><text:s/>(Mac/Unix includes wireles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iwconfig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wireless information</text:span><text:span text:style-name="T7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ping<text:s/></text:span><text:span text:style-name="T4">website.com</text:span></text:p>
          </table:table-cell>
          <table:table-cell table:number-columns-repeated="2" table:style-name="ce3"/>
          <table:table-cell office:value-type="string" table:style-name="ce5">
            <text:p><text:span text:style-name="T8">Server activity</text:span><text:span text:style-name="T7"><text:s/>readou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uname</text:p>
          </table:table-cell>
          <table:table-cell table:number-columns-repeated="2" table:style-name="ce3"/>
          <table:table-cell office:value-type="string" table:style-name="ce46">
            <text:p>Operating System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uname -a</text:p>
          </table:table-cell>
          <table:table-cell table:number-columns-repeated="2" table:style-name="ce3"/>
          <table:table-cell office:value-type="string" table:style-name="ce5">
            <text:p><text:span text:style-name="T8">Operating System</text:span><text:span text:style-name="T7"><text:s/>Detail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blkid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connected drives</text:span><text:span text:style-name="T7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diskutil list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all drives</text:span><text:span text:style-name="T7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top</text:p>
          </table:table-cell>
          <table:table-cell table:number-columns-repeated="2" table:style-name="ce3"/>
          <table:table-cell office:value-type="string" table:style-name="ce5">
            <text:p><text:span text:style-name="T7">List current<text:s/></text:span><text:span text:style-name="T8">process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df</text:p>
          </table:table-cell>
          <table:table-cell table:number-columns-repeated="2" table:style-name="ce3"/>
          <table:table-cell office:value-type="string" table:style-name="ce5">
            <text:p><text:span text:style-name="T7">Used and available<text:s/></text:span><text:span text:style-name="T8">disk spac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lsusb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attached USB devices</text:span><text:span text:style-name="T7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system_profiler SPUSBDataType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attached USB devices</text:span><text:span text:style-name="T7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lspci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attached PCI devices</text:span><text:span text:style-name="T7"><text:s/>(Windows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system_profiler SPPCIDataType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attached PCI devices</text:span><text:span text:style-name="T7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sudo lsof -i -n -P | grep TCP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ports</text:span><text:span text:style-name="T7"><text:s/>in use 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lsof -i:</text:span><text:span text:style-name="T4">port</text:span></text:p>
          </table:table-cell>
          <table:table-cell table:number-columns-repeated="2" table:style-name="ce3"/>
          <table:table-cell office:value-type="string" table:style-name="ce5">
            <text:p><text:span text:style-name="T7">List<text:s/></text:span><text:span text:style-name="T8">details</text:span><text:span text:style-name="T7"><text:s/>of a<text:s/></text:span><text:span text:style-name="T8">port</text:span><text:span text:style-name="T7"><text:s/>(Mac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kill -9<text:s/></text:span><text:span text:style-name="T4">PID</text:span></text:p>
          </table:table-cell>
          <table:table-cell table:number-columns-repeated="2" table:style-name="ce3"/>
          <table:table-cell office:value-type="string" table:style-name="ce5">
            <text:p>Kill or clear a port process (Mac)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sudo shutdown -h (now<text:s/></text:span><text:span text:style-name="T20">OR</text:span><text:span text:style-name="T9"><text:s/>10)</text:span></text:p>
          </table:table-cell>
          <table:table-cell table:number-columns-repeated="2" table:style-name="ce3"/>
          <table:table-cell office:value-type="string" table:style-name="ce5">
            <text:p><text:span text:style-name="T8">Shutdown</text:span><text:span text:style-name="T7"><text:s/>system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sudo shutdown -r (now<text:s/></text:span><text:span text:style-name="T20">OR</text:span><text:span text:style-name="T9"><text:s/>10)</text:span></text:p>
          </table:table-cell>
          <table:table-cell table:number-columns-repeated="2" table:style-name="ce3"/>
          <table:table-cell office:value-type="string" table:style-name="ce5">
            <text:p><text:span text:style-name="T8">Restart</text:span><text:span text:style-name="T7"><text:s/>system</text:span></text:p>
          </table:table-cell>
          <table:table-cell table:number-columns-repeated="16378"/>
        </table:table-row>
        <table:table-row table:style-name="ro2">
          <table:table-cell table:style-name="ce10"/>
          <table:table-cell table:number-columns-repeated="5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spacebar</text:p>
          </table:table-cell>
          <table:table-cell table:number-columns-repeated="2" table:style-name="ce11"/>
          <table:table-cell office:value-type="string" table:style-name="ce12">
            <text:p><text:span text:style-name="T7">Next<text:s/></text:span><text:span text:style-name="T8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F key</text:p>
          </table:table-cell>
          <table:table-cell table:number-columns-repeated="2" table:style-name="ce3"/>
          <table:table-cell office:value-type="string" table:style-name="ce5">
            <text:p><text:span text:style-name="T7">Move<text:s/></text:span><text:span text:style-name="T8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R key</text:p>
          </table:table-cell>
          <table:table-cell table:number-columns-repeated="2" table:style-name="ce3"/>
          <table:table-cell office:value-type="string" table:style-name="ce5">
            <text:p><text:span text:style-name="T7">Move<text:s/></text:span><text:span text:style-name="T8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↑ ↓</text:p>
          </table:table-cell>
          <table:table-cell table:number-columns-repeated="2" table:style-name="ce3"/>
          <table:table-cell office:value-type="string" table:style-name="ce5">
            <text:p><text:span text:style-name="T8">Move</text:span><text:span text:style-name="T7"><text:s/>up and 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/</text:span><text:span text:style-name="T4">string</text:span></text:p>
          </table:table-cell>
          <table:table-cell table:number-columns-repeated="2" table:style-name="ce3"/>
          <table:table-cell office:value-type="string" table:style-name="ce5">
            <text:p><text:span text:style-name="T8">Search</text:span><text:span text:style-name="T7"><text:s/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n</text:p>
          </table:table-cell>
          <table:table-cell table:number-columns-repeated="2" table:style-name="ce3"/>
          <table:table-cell office:value-type="string" table:style-name="ce5">
            <text:p><text:span text:style-name="T7">Move to<text:s/></text:span><text:span text:style-name="T8">next</text:span><text:span text:style-name="T7"><text:s/>search resul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N</text:p>
          </table:table-cell>
          <table:table-cell table:number-columns-repeated="2" table:style-name="ce3"/>
          <table:table-cell office:value-type="string" table:style-name="ce5">
            <text:p><text:span text:style-name="T7">Move to<text:s/></text:span><text:span text:style-name="T8">previous</text:span><text:span text:style-name="T7"><text:s/>search resul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Q</text:p>
          </table:table-cell>
          <table:table-cell table:number-columns-repeated="2" table:style-name="ce3"/>
          <table:table-cell office:value-type="string" table:style-name="ce5">
            <text:p><text:span text:style-name="T8">Quit</text:span><text:span text:style-name="T7"><text:s/>page mode and back to command promp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-S</text:p>
          </table:table-cell>
          <table:table-cell table:number-columns-repeated="2" table:style-name="ce3"/>
          <table:table-cell office:value-type="string" table:style-name="ce5">
            <text:p><text:span text:style-name="T7">Toggle<text:s/></text:span><text:span text:style-name="T8">word wrap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<text:span text:style-name="T9">git<text:s/></text:span><text:span text:style-name="T2">clean -f</text:span></text:p>
          </table:table-cell>
          <table:table-cell table:number-columns-repeated="2" table:style-name="ce11"/>
          <table:table-cell office:value-type="string" table:style-name="ce12">
            <text:p><text:span text:style-name="T7">Remove<text:s/></text:span><text:span text:style-name="T8">untracked</text:span><text:span text:style-name="T21"><text:s/></text:span><text:span text:style-name="T7"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clean -n</text:p>
          </table:table-cell>
          <table:table-cell table:number-columns-repeated="2" table:style-name="ce3"/>
          <table:table-cell office:value-type="string" table:style-name="ce5">
            <text:p><text:span text:style-name="T7">Preview removal of<text:s/></text:span><text:span text:style-name="T8">untracked</text:span><text:span text:style-name="T7"><text:s/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<text:s/></text:span><text:span text:style-name="T2">clean<text:s/></text:span><text:span text:style-name="T9">(</text:span><text:span text:style-name="T2">-d -f<text:s/></text:span><text:span text:style-name="T3">OR</text:span><text:span text:style-name="T2"><text:s/>-df</text:span><text:span text:style-name="T9">)</text:span></text:p>
          </table:table-cell>
          <table:table-cell table:number-columns-repeated="2" table:style-name="ce3"/>
          <table:table-cell office:value-type="string" table:style-name="ce5">
            <text:p><text:span text:style-name="T7">Remove<text:s/></text:span><text:span text:style-name="T8">untracked</text:span><text:span text:style-name="T7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clean (-d -n<text:s/></text:span><text:span text:style-name="T3">OR</text:span><text:span text:style-name="T9"><text:s/>-dn)</text:span></text:p>
          </table:table-cell>
          <table:table-cell table:number-columns-repeated="2" table:style-name="ce3"/>
          <table:table-cell office:value-type="string" table:style-name="ce5">
            <text:p><text:span text:style-name="T7">Preview removal of<text:s/></text:span><text:span text:style-name="T8">untracked</text:span><text:span text:style-name="T7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init</text:p>
          </table:table-cell>
          <table:table-cell table:number-columns-repeated="2" table:style-name="ce3"/>
          <table:table-cell office:value-type="string" table:style-name="ce5">
            <text:p><text:span text:style-name="T8">Initilise</text:span><text:span text:style-name="T7"><text:s/>a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mv<text:s/></text:span><text:span text:style-name="T10">folder/filename<text:s/></text:span><text:span text:style-name="T5">folder/filename</text:span></text:p>
          </table:table-cell>
          <table:table-cell table:number-columns-repeated="2" table:style-name="ce3"/>
          <table:table-cell office:value-type="string" table:style-name="ce5">
            <text:p><text:span text:style-name="T8">Move or rename</text:span><text:span text:style-name="T7"><text:s/>files to stage and update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rm<text:s/></text:span><text:span text:style-name="T10">folder/filename<text:s/></text:span><text:span text:style-name="T5">folder/filename</text:span></text:p>
          </table:table-cell>
          <table:table-cell table:number-columns-repeated="2" table:style-name="ce3"/>
          <table:table-cell office:value-type="string" table:style-name="ce5">
            <text:p><text:span text:style-name="T8">Remove</text:span><text:span text:style-name="T7"><text:s/>folders or files to stage and delete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rm -r<text:s/></text:span><text:span text:style-name="T10">folder<text:s/></text:span><text:span text:style-name="T5">folder</text:span></text:p>
          </table:table-cell>
          <table:table-cell table:number-columns-repeated="2" table:style-name="ce3"/>
          <table:table-cell office:value-type="string" table:style-name="ce5">
            <text:p><text:span text:style-name="T8">Remove</text:span><text:span text:style-name="T7"><text:s/>folders containing files to stage and delete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rm --cached<text:s/></text:span><text:span text:style-name="T10">filename<text:s/></text:span><text:span text:style-name="T5">filename</text:span></text:p>
          </table:table-cell>
          <table:table-cell table:number-columns-repeated="2" table:style-name="ce3"/>
          <table:table-cell office:value-type="string" table:style-name="ce5">
            <text:p><text:span text:style-name="T7">Remove<text:s/></text:span><text:span text:style-name="T8">.gitignore</text:span><text:span text:style-name="T7"><text:s/>files from stage (i.e. ignore from now on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rm -r --cached .</text:p>
          </table:table-cell>
          <table:table-cell table:number-columns-repeated="2" table:style-name="ce3"/>
          <table:table-cell office:value-type="string" table:style-name="ce5">
            <text:p><text:span text:style-name="T7">Remove all<text:s/></text:span><text:span text:style-name="T8">.gitignore</text:span><text:span text:style-name="T7"><text:s/>files from stage (i.e. ignore from now on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status</text:p>
          </table:table-cell>
          <table:table-cell table:number-columns-repeated="2" table:style-name="ce3"/>
          <table:table-cell office:value-type="string" table:style-name="ce5">
            <text:p><text:span text:style-name="T7">Current<text:s/></text:span><text:span text:style-name="T8">status</text:span><text:span text:style-name="T7"><text:s/>of files in repo, stage and work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47">
            <text:p><text:span text:style-name="T9">git push<text:s/></text:span><text:span text:style-name="T6">origin</text:span><text:s/><text:span text:style-name="T10">tag</text:span></text:p>
          </table:table-cell>
          <table:table-cell table:number-columns-repeated="2" table:style-name="ce3"/>
          <table:table-cell office:value-type="string" table:style-name="ce5">
            <text:p><text:span text:style-name="T7">Push a<text:s/></text:span><text:span text:style-name="T12">tag</text:span><text:span text:style-name="T7"><text:s/>to remo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47">
            <text:p><text:span text:style-name="T9">git push<text:s/></text:span><text:span text:style-name="T6">origin</text:span><text:span text:style-name="T9"><text:s/>--tags</text:span></text:p>
          </table:table-cell>
          <table:table-cell table:number-columns-repeated="2" table:style-name="ce3"/>
          <table:table-cell office:value-type="string" table:style-name="ce5">
            <text:p><text:span text:style-name="T7">Push all<text:s/></text:span><text:span text:style-name="T8">tags</text:span><text:span text:style-name="T7"><text:s/>to remo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fetch --tags</text:p>
          </table:table-cell>
          <table:table-cell table:number-columns-repeated="2" table:style-name="ce3"/>
          <table:table-cell office:value-type="string" table:style-name="ce5">
            <text:p><text:span text:style-name="T8">Fetches</text:span><text:span text:style-name="T7"><text:s/>changes from remote that are tagged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remote -v</text:p>
          </table:table-cell>
          <table:table-cell table:number-columns-repeated="2" table:style-name="ce3"/>
          <table:table-cell office:value-type="string" table:style-name="ce5">
            <text:p><text:span text:style-name="T15">Display</text:span><text:span text:style-name="T7"><text:s/>the remote<text:s/></text:span><text:span text:style-name="T15">URL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touch<text:s/></text:span><text:span text:style-name="T10">folder/</text:span><text:span text:style-name="T9">.gitkeep</text:span></text:p>
          </table:table-cell>
          <table:table-cell table:number-columns-repeated="2" table:style-name="ce3"/>
          <table:table-cell office:value-type="string" table:style-name="ce5">
            <text:p><text:span text:style-name="T7">Adds<text:s/></text:span><text:span text:style-name="T8">.gitkeep</text:span><text:span text:style-name="T7"><text:s/>file to track empty folder (Mac/Unix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copy con<text:s/></text:span><text:span text:style-name="T10">folder/</text:span><text:span text:style-name="T9">.gitkeep</text:span></text:p>
          </table:table-cell>
          <table:table-cell table:number-columns-repeated="2" table:style-name="ce3"/>
          <table:table-cell office:value-type="string" table:style-name="ce5">
            <text:p><text:span text:style-name="T7">Adds<text:s/></text:span><text:span text:style-name="T8">.gitkeep</text:span><text:span text:style-name="T7"><text:s/>file to track empty folder (Windows Git Bash)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New-Item<text:s/></text:span><text:span text:style-name="T10">folder/</text:span><text:span text:style-name="T9">.gitkeep</text:span></text:p>
          </table:table-cell>
          <table:table-cell table:number-columns-repeated="2" table:style-name="ce3"/>
          <table:table-cell office:value-type="string" table:style-name="ce5">
            <text:p><text:span text:style-name="T7">Adds<text:s/></text:span><text:span text:style-name="T8">.gitkeep</text:span><text:span text:style-name="T7"><text:s/>file to track empty folder (Windows PowerShell)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add<text:s/></text:span><text:span text:style-name="T4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a]</text:p>
          </table:table-cell>
          <table:table-cell office:value-type="string" table:style-name="ce28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git add .</text:p>
          </table:table-cell>
          <table:table-cell table:number-columns-repeated="2" table:style-name="ce23"/>
          <table:table-cell office:value-type="string" table:style-name="ce30">
            <text:p><text:span text:style-name="T8">Add</text:span><text:span text:style-name="T7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git add -A</text:p>
          </table:table-cell>
          <table:table-cell table:number-columns-repeated="2" table:style-name="ce3"/>
          <table:table-cell office:value-type="string" table:style-name="ce5">
            <text:p><text:span text:style-name="T8">Add</text:span><text:span text:style-name="T7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git add --all</text:p>
          </table:table-cell>
          <table:table-cell table:number-columns-repeated="2" table:style-name="ce3"/>
          <table:table-cell office:value-type="string" table:style-name="ce5">
            <text:p><text:span text:style-name="T8">Add</text:span><text:span text:style-name="T7"><text:s/>all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git add<text:s/></text:span><text:span text:style-name="T10">filename</text:span><text:span text:style-name="T9"><text:s/></text:span><text:span text:style-name="T5">filename</text:span></text:p>
          </table:table-cell>
          <table:table-cell table:number-columns-repeated="2" table:style-name="ce3"/>
          <table:table-cell office:value-type="string" table:style-name="ce5">
            <text:p><text:span text:style-name="T8">Add</text:span><text:span text:style-name="T7"><text:s/>specific file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git add -f<text:s/></text:span><text:span text:style-name="T10">filename</text:span></text:p>
          </table:table-cell>
          <table:table-cell table:number-columns-repeated="2" table:style-name="ce3"/>
          <table:table-cell office:value-type="string" table:style-name="ce5">
            <text:p><text:span text:style-name="T8">Force Add</text:span><text:span text:style-name="T7"><text:s/>a specific file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git add (-p<text:s/></text:span><text:span text:style-name="T3">OR</text:span><text:span text:style-name="T9"><text:s/>--patch)</text:span></text:p>
          </table:table-cell>
          <table:table-cell table:number-columns-repeated="2" table:style-name="ce3"/>
          <table:table-cell office:value-type="string" table:style-name="ce5">
            <text:p><text:span text:style-name="T7">Add all<text:s/></text:span><text:span text:style-name="T8">patches</text:span><text:span text:style-name="T7"><text:s/>of changes to st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git add (-p<text:s/></text:span><text:span text:style-name="T3">OR</text:span><text:span text:style-name="T9"><text:s/>--patch)<text:s/></text:span><text:span text:style-name="T4">filename</text:span><text:span text:style-name="T13"><text:s/></text:span><text:span text:style-name="T5">filename</text:span></text:p>
          </table:table-cell>
          <table:table-cell table:number-columns-repeated="2" table:style-name="ce3"/>
          <table:table-cell office:value-type="string" table:style-name="ce5">
            <text:p><text:span text:style-name="T7">Add<text:s/></text:span><text:span text:style-name="T8">patches</text:span><text:span text:style-name="T7"><text:s/>of changes for specific files to stage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commit<text:s/></text:span><text:span text:style-name="T5">filename filename</text:span><text:span text:style-name="T9"><text:s/></text:span><text:span text:style-name="T4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c]</text:p>
          </table:table-cell>
          <table:table-cell office:value-type="string" table:style-name="ce28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9">-m "</text:span><text:span text:style-name="T10">message</text:span><text:span text:style-name="T9">"</text:span></text:p>
          </table:table-cell>
          <table:table-cell table:number-columns-repeated="2" table:style-name="ce23"/>
          <table:table-cell office:value-type="string" table:style-name="ce30">
            <text:p><text:span text:style-name="T7">Commit changes to repo with<text:s/></text:span><text:span text:style-name="T8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m<text:s/></text:p>
          </table:table-cell>
          <table:table-cell table:number-columns-repeated="2" table:style-name="ce3"/>
          <table:table-cell office:value-type="string" table:style-name="ce5">
            <text:p><text:span text:style-name="T7">Commit changes to repo and open editor for multi-line<text:s/></text:span><text:span text:style-name="T8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am "</text:span><text:span text:style-name="T10">message</text:span><text:span text:style-name="T9">"</text:span></text:p>
          </table:table-cell>
          <table:table-cell table:number-columns-repeated="2" table:style-name="ce3"/>
          <table:table-cell office:value-type="string" table:style-name="ce5">
            <text:p><text:span text:style-name="T8">Commit</text:span><text:span text:style-name="T7"><text:s/>changes directly from work to repo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am<text:s/></text:p>
          </table:table-cell>
          <table:table-cell table:number-columns-repeated="2" table:style-name="ce3"/>
          <table:table-cell office:value-type="string" table:style-name="ce5">
            <text:p><text:span text:style-name="T7">Commit changes directly to repo and open editor for multi-line<text:s/></text:span><text:span text:style-name="T8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amend<text:s/></text:span><text:span text:style-name="T10">required option</text:span></text:p>
          </table:table-cell>
          <table:table-cell table:number-columns-repeated="2" table:style-name="ce3"/>
          <table:table-cell office:value-type="string" table:style-name="ce5">
            <text:p><text:span text:style-name="T8">Amend</text:span><text:span text:style-name="T7"><text:s/>latest 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-p<text:s/></text:span><text:span text:style-name="T3">OR</text:span><text:span text:style-name="T9"><text:s/>--patch)</text:span></text:p>
          </table:table-cell>
          <table:table-cell table:number-columns-repeated="2" table:style-name="ce3"/>
          <table:table-cell office:value-type="string" table:style-name="ce5">
            <text:p><text:span text:style-name="T7">Commit a<text:s/></text:span><text:span text:style-name="T8">patch</text:span><text:span text:style-name="T7"><text:s/>of chang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<text:span text:style-name="T9">git ls-tree<text:s/></text:span><text:span text:style-name="T10">tree-ish<text:s/></text:span><text:span text:style-name="T5">filepath/filename</text:span></text:p>
          </table:table-cell>
          <table:table-cell table:number-columns-repeated="2" table:style-name="ce11"/>
          <table:table-cell office:value-type="string" table:style-name="ce12">
            <text:p><text:span text:style-name="T7">Show a specific file or folder of<text:s/></text:span><text:span text:style-name="T12">tree-ish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log<text:s/></text:span><text:span text:style-name="T5">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l]</text:p>
          </table:table-cell>
          <table:table-cell office:value-type="string" table:style-name="ce31">
            <text:p><text:span text:style-name="T8">Display</text:span><text:span text:style-name="T7"><text:s/>all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9">(-p<text:s/></text:span><text:span text:style-name="T3">OR</text:span><text:span text:style-name="T9"><text:s/>--patch)</text:span></text:p>
          </table:table-cell>
          <table:table-cell table:number-columns-repeated="2" table:style-name="ce23"/>
          <table:table-cell office:value-type="string" table:style-name="ce30">
            <text:p><text:span text:style-name="T7">Display the<text:s/></text:span><text:span text:style-name="T8">patch</text:span><text:span text:style-name="T7"><text:s/>(change set) of each 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all</text:p>
          </table:table-cell>
          <table:table-cell table:number-columns-repeated="2" table:style-name="ce3"/>
          <table:table-cell office:value-type="string" table:style-name="ce5">
            <text:p><text:span text:style-name="T7">Display statistics logs of<text:s/></text:span><text:span text:style-name="T8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stat</text:p>
          </table:table-cell>
          <table:table-cell table:number-columns-repeated="2" table:style-name="ce3"/>
          <table:table-cell office:value-type="string" table:style-name="ce5">
            <text:p><text:span text:style-name="T7">Display<text:s/></text:span><text:span text:style-name="T8">statistics</text:span><text:span text:style-name="T7"><text:s/>of a log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graph</text:p>
          </table:table-cell>
          <table:table-cell table:number-columns-repeated="2" table:style-name="ce3"/>
          <table:table-cell office:value-type="string" table:style-name="ce5">
            <text:p><text:span text:style-name="T7">Displays logs with<text:s/></text:span><text:span text:style-name="T8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format=</text:span><text:span text:style-name="T10">keyword</text:span></text:p>
          </table:table-cell>
          <table:table-cell table:number-columns-repeated="2" table:style-name="ce3"/>
          <table:table-cell office:value-type="string" table:style-name="ce5">
            <text:p><text:span text:style-name="T7">Controls the amount of<text:s/></text:span><text:span text:style-name="T8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2">
            <text:p>oneline short medium full fuller email raw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graph --all --oneline --decorate</text:p>
          </table:table-cell>
          <table:table-cell table:number-columns-repeated="2" table:style-name="ce3"/>
          <table:table-cell office:value-type="string" table:style-name="ce5">
            <text:p><text:span text:style-name="T7">Displays log<text:s/></text:span><text:span text:style-name="T8">map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</text:span><text:span text:style-name="T10">interger</text:span></text:p>
          </table:table-cell>
          <table:table-cell table:number-columns-repeated="2" table:style-name="ce3"/>
          <table:table-cell office:value-type="string" table:style-name="ce5">
            <text:p><text:span text:style-name="T7">Display the most recent<text:s/></text:span><text:span text:style-name="T12">number</text:span><text:span text:style-name="T7"><text:s/>of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since=</text:span><text:span text:style-name="T10">0000-00-00</text:span></text:p>
          </table:table-cell>
          <table:table-cell table:number-columns-repeated="2" table:style-name="ce3"/>
          <table:table-cell office:value-type="string" table:style-name="ce5">
            <text:p><text:span text:style-name="T7">Display all commits<text:s/></text:span><text:span text:style-name="T8">since</text:span><text:span text:style-name="T7"><text:s/>date<text:s/></text:span><text:span text:style-name="T12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until=</text:span><text:span text:style-name="T10">0000-00-00</text:span></text:p>
          </table:table-cell>
          <table:table-cell table:number-columns-repeated="2" table:style-name="ce3"/>
          <table:table-cell office:value-type="string" table:style-name="ce5">
            <text:p><text:span text:style-name="T7">Display all commits<text:s/></text:span><text:span text:style-name="T8">until</text:span><text:span text:style-name="T7"><text:s/>date<text:s/></text:span><text:span text:style-name="T12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until="</text:span><text:span text:style-name="T4">integer</text:span><text:span text:style-name="T10"><text:s/>days ago</text:span><text:span text:style-name="T9">"</text:span></text:p>
          </table:table-cell>
          <table:table-cell table:number-columns-repeated="2" table:style-name="ce3"/>
          <table:table-cell office:value-type="string" table:style-name="ce5">
            <text:p><text:span text:style-name="T7">Display all commits<text:s/></text:span><text:span text:style-name="T8">until</text:span><text:span text:style-name="T7"><text:s/></text:span><text:span text:style-name="T12">X</text:span><text:span text:style-name="T7"><text:s/>days ago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after=</text:span><text:span text:style-name="T10">interger</text:span><text:span text:style-name="T9">.weeks</text:span></text:p>
          </table:table-cell>
          <table:table-cell table:number-columns-repeated="2" table:style-name="ce3"/>
          <table:table-cell office:value-type="string" table:style-name="ce5">
            <text:p><text:span text:style-name="T7">Display all commits<text:s/></text:span><text:span text:style-name="T8">since</text:span><text:span text:style-name="T7"><text:s/></text:span><text:span text:style-name="T12">X</text:span><text:span text:style-name="T22">.week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before=</text:span><text:span text:style-name="T10">interger</text:span><text:span text:style-name="T9">.days</text:span></text:p>
          </table:table-cell>
          <table:table-cell table:number-columns-repeated="2" table:style-name="ce3"/>
          <table:table-cell office:value-type="string" table:style-name="ce5">
            <text:p><text:span text:style-name="T7">Display all commits<text:s/></text:span><text:span text:style-name="T8">before</text:span><text:span text:style-name="T7"><text:s/></text:span><text:span text:style-name="T12">X</text:span><text:span text:style-name="T22">.day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author="</text:span><text:span text:style-name="T10">string</text:span><text:span text:style-name="T9">"</text:span></text:p>
          </table:table-cell>
          <table:table-cell table:number-columns-repeated="2" table:style-name="ce3"/>
          <table:table-cell office:value-type="string" table:style-name="ce5">
            <text:p><text:span text:style-name="T7">Display all commits by<text:s/></text:span><text:span text:style-name="T12">author</text:span><text:span text:style-name="T7"><text:s/>or part there of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grep="</text:span><text:span text:style-name="T10">string</text:span><text:span text:style-name="T9">"</text:span></text:p>
          </table:table-cell>
          <table:table-cell table:number-columns-repeated="2" table:style-name="ce3"/>
          <table:table-cell office:value-type="string" table:style-name="ce5">
            <text:p><text:span text:style-name="T7">Display all commits containing<text:s/></text:span><text:span text:style-name="T12">string</text:span><text:span text:style-name="T7"><text:s/>or part there of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oneline</text:p>
          </table:table-cell>
          <table:table-cell table:number-columns-repeated="2" table:style-name="ce3"/>
          <table:table-cell office:value-type="string" table:style-name="ce5">
            <text:p><text:span text:style-name="T7">Display all commits in<text:s/></text:span><text:span text:style-name="T8">summary</text:span><text:span text:style-name="T7"><text:s/>form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filepath/filename</text:p>
          </table:table-cell>
          <table:table-cell table:number-columns-repeated="2" table:style-name="ce3"/>
          <table:table-cell office:value-type="string" table:style-name="ce5">
            <text:p><text:span text:style-name="T7">Display all commits for a specific<text:s/></text:span><text:span text:style-name="T8">fil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<text:span text:style-name="T9">-L<text:s/></text:span>interger<text:span text:style-name="T9">,</text:span>interger<text:span text:style-name="T9">:</text:span>filename</text:p>
          </table:table-cell>
          <table:table-cell table:number-columns-repeated="2" table:style-name="ce3"/>
          <table:table-cell office:value-type="string" table:style-name="ce5">
            <text:p><text:span text:style-name="T7">Displays a file's changes from<text:s/></text:span><text:span text:style-name="T8">line</text:span><text:span text:style-name="T7"><text:s/>(</text:span><text:span text:style-name="T12">interger</text:span><text:span text:style-name="T7">) to<text:s/></text:span><text:span text:style-name="T8">line</text:span><text:span text:style-name="T7"><text:s/>(</text:span><text:span text:style-name="T12">interger</text:span><text:span text:style-name="T7">)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diff<text:s/></text:span><text:span text:style-name="T10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s]</text:p>
          </table:table-cell>
          <table:table-cell office:value-type="string" table:style-name="ce46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diff --staged<text:s/></text:span><text:span text:style-name="T10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s]</text:p>
          </table:table-cell>
          <table:table-cell office:value-type="string" table:style-name="ce5">
            <text:p><text:span text:style-name="T7">Compare<text:s/></text:span><text:span text:style-name="T8">staged</text:span><text:span text:style-name="T7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diff --color-words<text:s/></text:span><text:span text:style-name="T10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w]</text:p>
          </table:table-cell>
          <table:table-cell office:value-type="string" table:style-name="ce5">
            <text:p><text:span text:style-name="T7">Compare<text:s/></text:span><text:span text:style-name="T8">word</text:span><text:span text:style-name="T7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show<text:s/></text:span><text:span text:style-name="T10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s]</text:p>
          </table:table-cell>
          <table:table-cell office:value-type="string" table:style-name="ce46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show --staged<text:s/></text:span><text:span text:style-name="T10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ss]</text:p>
          </table:table-cell>
          <table:table-cell office:value-type="string" table:style-name="ce5">
            <text:p><text:span text:style-name="T7">Compare<text:s/></text:span><text:span text:style-name="T8">staged</text:span><text:span text:style-name="T7"><text:s/>changes to repo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show --color-words<text:s/></text:span><text:span text:style-name="T10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sw]</text:p>
          </table:table-cell>
          <table:table-cell office:value-type="string" table:style-name="ce31">
            <text:p><text:span text:style-name="T7">Compare<text:s/></text:span><text:span text:style-name="T8">work</text:span><text:span text:style-name="T7"><text:s/>changes with st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5">
            <text:p>SHA<text:s/><text:span text:style-name="T5">filepath/filename</text:span></text:p>
          </table:table-cell>
          <table:table-cell table:number-columns-repeated="2" table:style-name="ce23"/>
          <table:table-cell office:value-type="string" table:style-name="ce30">
            <text:p><text:span text:style-name="T7">Show changes to a<text:s/></text:span><text:span text:style-name="T8">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HEAD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changes to<text:s/></text:span><text:span text:style-name="T8">latest</text:span><text:span text:style-name="T7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6">main</text:span><text:span text:style-name="T9">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changes to the current<text:s/></text:span><text:span text:style-name="T14">main</text:span><text:span text:style-name="T7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SHA SHA<text:s/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8">Compare</text:span><text:span text:style-name="T7"><text:s/>one commit with another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SHA</text:span><text:span text:style-name="T9"><text:s/>HEAD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Compare a commit with the<text:s/></text:span><text:span text:style-name="T8">last</text:span><text:span text:style-name="T7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SHA</text:span><text:span text:style-name="T9"><text:s/></text:span><text:span text:style-name="T6">main</text:span><text:span text:style-name="T9">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Compare a commit with the<text:s/></text:span><text:span text:style-name="T14">main</text:span><text:span text:style-name="T7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SHA</text:span><text:span text:style-name="T9">..</text:span><text:span text:style-name="T10">SHA</text:span><text:span text:style-name="T13">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all commits<text:s/></text:span><text:span text:style-name="T8">between</text:span><text:span text:style-name="T7"><text:s/>the specific commit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47">
            <text:p><text:span text:style-name="T10">SHA</text:span><text:span text:style-name="T9">..HEAD</text:span><text:s/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all commits between a specific commit and the<text:s/></text:span><text:span text:style-name="T8">last</text:span><text:span text:style-name="T7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SHA</text:span><text:span text:style-name="T9">..</text:span><text:span text:style-name="T6">main</text:span><text:span text:style-name="T9">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all commits between a specific commit and the<text:s/></text:span><text:span text:style-name="T14">main</text:span><text:span text:style-name="T7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SHA</text:span><text:span text:style-name="T9">^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the<text:s/></text:span><text:span text:style-name="T8">ancestry</text:span><text:span text:style-name="T7"><text:s/>^^ of a 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SHA</text:span><text:span text:style-name="T9">~</text:span><text:span text:style-name="T10">integer</text:span><text:span text:style-name="T9">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the<text:s/></text:span><text:span text:style-name="T8">ancestry</text:span><text:span text:style-name="T7"><text:s/>of a 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HEAD^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the ancestry ^^ of the<text:s/></text:span><text:span text:style-name="T8">last</text:span><text:span text:style-name="T7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HEAD~</text:span><text:span text:style-name="T10">integer</text:span><text:span text:style-name="T9">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the ancestry ~2 of the<text:s/></text:span><text:span text:style-name="T8">last</text:span><text:span text:style-name="T7"><text:s/>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6">main</text:span><text:span text:style-name="T9">^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the ancestry ^^ of<text:s/></text:span><text:span text:style-name="T14">main</text:span><text:span text:style-name="T7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6">main</text:span><text:span text:style-name="T9">~</text:span><text:span text:style-name="T10">integer</text:span><text:span text:style-name="T9">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the ancestry ~2 of<text:s/></text:span><text:span text:style-name="T14">main</text:span><text:span text:style-name="T7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tag<text:s/></text:p>
          </table:table-cell>
          <table:table-cell table:number-columns-repeated="2" table:style-name="ce3"/>
          <table:table-cell office:value-type="string" table:style-name="ce5">
            <text:p><text:span text:style-name="T7">show information or changes to a commit with<text:s/></text:span><text:span text:style-name="T12">tag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tag tag<text:s/></text:p>
          </table:table-cell>
          <table:table-cell table:number-columns-repeated="2" table:style-name="ce3"/>
          <table:table-cell office:value-type="string" table:style-name="ce5">
            <text:p><text:span text:style-name="T7">Compare one commit with another with<text:s/></text:span><text:span text:style-name="T12">tag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tag</text:span><text:span text:style-name="T9">..</text:span><text:span text:style-name="T10">tag</text:span><text:span text:style-name="T13">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Show all commits between the specific commits with<text:s/></text:span><text:span text:style-name="T12">tags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bisect<text:s/></text:span><text:span text:style-name="T4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bi]</text:p>
          </table:table-cell>
          <table:table-cell office:value-type="string" table:style-name="ce28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i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start</text:p>
          </table:table-cell>
          <table:table-cell table:number-columns-repeated="2" table:style-name="ce23"/>
          <table:table-cell office:value-type="string" table:style-name="ce30">
            <text:p><text:span text:style-name="T8">Start</text:span><text:span text:style-name="T7"><text:s/>bisect proces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i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bad<text:s/></text:span><text:span text:style-name="T3">OR</text:span><text:span text:style-name="T9"><text:s/>old)<text:s/></text:span><text:span text:style-name="T4">treeish</text:span></text:p>
          </table:table-cell>
          <table:table-cell table:number-columns-repeated="2" table:style-name="ce3"/>
          <table:table-cell office:value-type="string" table:style-name="ce5">
            <text:p><text:span text:style-name="T7">Specifiy treeish with known<text:s/></text:span><text:span text:style-name="T8">error</text:span><text:span text:style-name="T7"><text:s/>(defaults to HEA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i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git bisect (good<text:s/></text:span><text:span text:style-name="T3">OR</text:span><text:span text:style-name="T9"><text:s/>new)<text:s/></text:span><text:span text:style-name="T4">treeish</text:span></text:p>
          </table:table-cell>
          <table:table-cell table:number-columns-repeated="2" table:style-name="ce3"/>
          <table:table-cell office:value-type="string" table:style-name="ce5">
            <text:p><text:span text:style-name="T7">Specifiy treeish of known<text:s/></text:span><text:span text:style-name="T8">working</text:span><text:span text:style-name="T7"><text:s/>version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i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git bisect reset</text:p>
          </table:table-cell>
          <table:table-cell table:number-columns-repeated="2" table:style-name="ce3"/>
          <table:table-cell office:value-type="string" table:style-name="ce5">
            <text:p><text:span text:style-name="T7">Exit and<text:s/></text:span><text:span text:style-name="T8">reset</text:span><text:span text:style-name="T7"><text:s/>to pre-process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annotate<text:s/></text:span><text:span text:style-name="T4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a]</text:p>
          </table:table-cell>
          <table:table-cell office:value-type="string" table:style-name="ce46">
            <text:p>Annotate<text:s/><text:span text:style-name="T7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blame<text:s/></text:span><text:span text:style-name="T4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b]</text:p>
          </table:table-cell>
          <table:table-cell office:value-type="string" table:style-name="ce46">
            <text:p>Blame<text:s/><text:span text:style-name="T7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praise<text:s/></text:span><text:span text:style-name="T4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pr]</text:p>
          </table:table-cell>
          <table:table-cell office:value-type="string" table:style-name="ce46">
            <text:p>Praise<text:s/><text:span text:style-name="T7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7">
            <text:p>filename</text:p>
          </table:table-cell>
          <table:table-cell table:number-columns-repeated="2" table:style-name="ce3"/>
          <table:table-cell office:value-type="string" table:style-name="ce5">
            <text:p><text:span text:style-name="T7">Display log of a<text:s/></text:span><text:span text:style-name="T8">file</text:span><text:span text:style-name="T7"><text:s/>with annotation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7">
            <text:p><text:span text:style-name="T9">-W<text:s/></text:span>filename</text:p>
          </table:table-cell>
          <table:table-cell table:number-columns-repeated="2" table:style-name="ce3"/>
          <table:table-cell office:value-type="string" table:style-name="ce5">
            <text:p><text:span text:style-name="T7">Display log of a file with annotation and<text:s/></text:span><text:span text:style-name="T8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<text:span text:style-name="T9">-L<text:s/></text:span>interger<text:span text:style-name="T9">,</text:span>interger filename</text:p>
          </table:table-cell>
          <table:table-cell table:number-columns-repeated="2" table:style-name="ce3"/>
          <table:table-cell office:value-type="string" table:style-name="ce5">
            <text:p><text:span text:style-name="T7">Display file changes with annotation from line (</text:span><text:span text:style-name="T12">interger</text:span><text:span text:style-name="T7">) to line (</text:span><text:span text:style-name="T12">interger</text:span><text:span text:style-name="T7">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<text:span text:style-name="T9">-L<text:s/></text:span>interger<text:span text:style-name="T9">,+</text:span>interger filename</text:p>
          </table:table-cell>
          <table:table-cell table:number-columns-repeated="2" table:style-name="ce3"/>
          <table:table-cell office:value-type="string" table:style-name="ce5">
            <text:p><text:span text:style-name="T7">Display file changes with annotation from line (</text:span><text:span text:style-name="T12">interger</text:span><text:span text:style-name="T7">) for lines +(</text:span><text:span text:style-name="T12">interger</text:span><text:span text:style-name="T7">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SHA filename</text:p>
          </table:table-cell>
          <table:table-cell table:number-columns-repeated="2" table:style-name="ce3"/>
          <table:table-cell office:value-type="string" table:style-name="ce5">
            <text:p><text:span text:style-name="T7">Display file changes with annotation from a commit<text:s/></text:span><text:span text:style-name="T12">SHA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SHA<text:span text:style-name="T9"><text:s/>--</text:span><text:span text:style-name="T5">option</text:span><text:span text:style-name="T9"><text:s/></text:span>filename</text:p>
          </table:table-cell>
          <table:table-cell table:number-columns-repeated="2" table:style-name="ce3"/>
          <table:table-cell office:value-type="string" table:style-name="ce5">
            <text:p><text:span text:style-name="T7">Display file changes with annotation from a commit<text:s/></text:span><text:span text:style-name="T12">SHA</text:span><text:span text:style-name="T7"><text:s/>using<text:s/></text:span><text:span text:style-name="T8">other options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<text:span text:style-name="T9">git apply<text:s/></text:span><text:span text:style-name="T4">filepath/filename.diff</text:span></text:p>
          </table:table-cell>
          <table:table-cell table:number-columns-repeated="2" table:style-name="ce11"/>
          <table:table-cell office:value-type="string" table:style-name="ce48">
            <text:p>Import<text:s/><text:span text:style-name="T7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5" table:style-name="ce3"/>
          <table:table-cell table:style-name="ce49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diff<text:s/></text:span><text:span text:style-name="T10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d]</text:p>
          </table:table-cell>
          <table:table-cell office:value-type="string" table:style-name="ce28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d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--cached</text:p>
          </table:table-cell>
          <table:table-cell table:number-columns-repeated="2" table:style-name="ce23"/>
          <table:table-cell office:value-type="string" table:style-name="ce30">
            <text:p><text:span text:style-name="T8">Show</text:span><text:span text:style-name="T7"><text:s/>all diff patch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d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4">SHA</text:span><text:span text:style-name="T9"><text:s/></text:span><text:span text:style-name="T4">SHA</text:span><text:span text:style-name="T9"><text:s/>&gt;<text:s/></text:span><text:span text:style-name="T4">new_filepath/filename.diff</text:span></text:p>
          </table:table-cell>
          <table:table-cell table:number-columns-repeated="2" table:style-name="ce3"/>
          <table:table-cell office:value-type="string" table:style-name="ce5">
            <text:p><text:span text:style-name="T8">Create</text:span><text:span text:style-name="T7"><text:s/>a diff patch file</text:span></text:p>
          </table:table-cell>
          <table:table-cell table:number-columns-repeated="16378"/>
        </table:table-row>
        <table:table-row table:style-name="ro2">
          <table:table-cell table:number-columns-repeated="5" table:style-name="ce3"/>
          <table:table-cell table:style-name="ce49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format-patch<text:s/></text:span><text:span text:style-name="T4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pa]</text:p>
          </table:table-cell>
          <table:table-cell office:value-type="string" table:style-name="ce28">
            <text:p>Create Format Patch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[pa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9">-1<text:s/></text:span><text:span text:style-name="T4">SHA</text:span></text:p>
          </table:table-cell>
          <table:table-cell office:value-type="string" table:style-name="ce30">
            <text:p>=</text:p>
          </table:table-cell>
          <table:table-cell office:value-type="string" table:style-name="ce30">
            <text:p>[pc]</text:p>
          </table:table-cell>
          <table:table-cell office:value-type="string" table:style-name="ce30">
            <text:p><text:span text:style-name="T7">Create a formatted patch file from a<text:s/></text:span><text:span text:style-name="T8">single commit</text:span>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[pa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4">SHA</text:span><text:span text:style-name="T9">..</text:span><text:span text:style-name="T4">SHA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pc]</text:p>
          </table:table-cell>
          <table:table-cell office:value-type="string" table:style-name="ce5">
            <text:p><text:span text:style-name="T7">Create formatted patch files<text:s/></text:span><text:span text:style-name="T8">between</text:span><text:span text:style-name="T7"><text:s/>commits</text:span>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[pa]</text:p>
          </table:table-cell>
          <table:table-cell office:value-type="string" table:style-name="ce5">
            <text:p>+</text:p>
          </table:table-cell>
          <table:table-cell office:value-type="string" table:style-name="ce47">
            <text:p><text:span text:style-name="T10">SHA</text:span><text:span text:style-name="T9">..HEAD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pc]</text:p>
          </table:table-cell>
          <table:table-cell office:value-type="string" table:style-name="ce5">
            <text:p><text:span text:style-name="T7">Create formatted patch files between a commit and the<text:s/></text:span><text:span text:style-name="T8">last</text:span><text:span text:style-name="T7"><text:s/>commit (HEAD)</text:span>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[pa]</text:p>
          </table:table-cell>
          <table:table-cell office:value-type="string" table:style-name="ce5">
            <text:p>+</text:p>
          </table:table-cell>
          <table:table-cell office:value-type="string" table:style-name="ce47">
            <text:p><text:span text:style-name="T10">SHA</text:span><text:span text:style-name="T9">..</text:span><text:span text:style-name="T6">mai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pc]</text:p>
          </table:table-cell>
          <table:table-cell office:value-type="string" table:style-name="ce5">
            <text:p><text:span text:style-name="T7">Create formatted patch files between a commit and the<text:s/></text:span><text:span text:style-name="T14">main</text:span><text:span text:style-name="T7"><text:s/>branch</text:span>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[pa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4">SHA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pc]</text:p>
          </table:table-cell>
          <table:table-cell office:value-type="string" table:style-name="ce5">
            <text:p><text:span text:style-name="T7">Create formatted patch files between a commit and the<text:s/></text:span><text:span text:style-name="T8">last</text:span><text:span text:style-name="T7"><text:s/>commit (HEAD)</text:span>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[pa]</text:p>
          </table:table-cell>
          <table:table-cell office:value-type="string" table:style-name="ce5">
            <text:p>+</text:p>
          </table:table-cell>
          <table:table-cell office:value-type="string" table:style-name="ce31">
            <text:p><text:span text:style-name="T6">mai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pc]</text:p>
          </table:table-cell>
          <table:table-cell office:value-type="string" table:style-name="ce31">
            <text:p><text:span text:style-name="T7">Create formatted patch files between the<text:s/></text:span><text:span text:style-name="T14">main</text:span><text:span text:style-name="T7"><text:s/>branch and the<text:s/></text:span><text:span text:style-name="T8">last</text:span><text:span text:style-name="T7"><text:s/>commit (HEA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c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9">-o<text:s/></text:span><text:span text:style-name="T4">folder_name</text:span></text:p>
          </table:table-cell>
          <table:table-cell table:number-columns-repeated="2" table:style-name="ce23"/>
          <table:table-cell office:value-type="string" table:style-name="ce30">
            <text:p><text:span text:style-name="T7">Create formatted patch files and save to named<text:s/></text:span><text:span text:style-name="T8">folder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c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stdout &gt;<text:s/></text:span><text:span text:style-name="T4">new_filepath/filename.patch</text:span></text:p>
          </table:table-cell>
          <table:table-cell table:number-columns-repeated="2" table:style-name="ce3"/>
          <table:table-cell office:value-type="string" table:style-name="ce5">
            <text:p><text:span text:style-name="T7">Save formatted patches to a<text:s/></text:span><text:span text:style-name="T8">single file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am<text:s/></text:span><text:span text:style-name="T4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am]</text:p>
          </table:table-cell>
          <table:table-cell office:value-type="string" table:style-name="ce28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m]</text:p>
          </table:table-cell>
          <table:table-cell office:value-type="string" table:style-name="ce5">
            <text:p>+</text:p>
          </table:table-cell>
          <table:table-cell office:value-type="string" table:style-name="ce50">
            <text:p><text:span text:style-name="T4">filepath/filename.patch</text:span></text:p>
          </table:table-cell>
          <table:table-cell table:number-columns-repeated="2" table:style-name="ce23"/>
          <table:table-cell office:value-type="string" table:style-name="ce30">
            <text:p><text:span text:style-name="T8">Import</text:span><text:span text:style-name="T7"><text:s/>a formatted patch fil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m]</text:p>
          </table:table-cell>
          <table:table-cell office:value-type="string" table:style-name="ce5">
            <text:p>+</text:p>
          </table:table-cell>
          <table:table-cell office:value-type="string" table:style-name="ce47">
            <text:p><text:span text:style-name="T4">filepath/*.patch</text:span></text:p>
          </table:table-cell>
          <table:table-cell table:number-columns-repeated="2" table:style-name="ce3"/>
          <table:table-cell office:value-type="string" table:style-name="ce5">
            <text:p><text:span text:style-name="T7">Import a formatted patch<text:s/></text:span><text:span text:style-name="T8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m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skip</text:p>
          </table:table-cell>
          <table:table-cell table:number-columns-repeated="2" table:style-name="ce3"/>
          <table:table-cell office:value-type="string" table:style-name="ce5">
            <text:p><text:span text:style-name="T8">Abort</text:span><text:span text:style-name="T7"><text:s/>a formatted patch import after conflic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am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quit</text:p>
          </table:table-cell>
          <table:table-cell table:number-columns-repeated="2" table:style-name="ce3"/>
          <table:table-cell office:value-type="string" table:style-name="ce5">
            <text:p><text:span text:style-name="T8">Quit</text:span><text:span text:style-name="T7"><text:s/>a formatted patch import after confli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stash<text:s/></text:span><text:span text:style-name="T5">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s]</text:p>
          </table:table-cell>
          <table:table-cell office:value-type="string" table:style-name="ce28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9">save "</text:span><text:span text:style-name="T10">message</text:span><text:span text:style-name="T9">"</text:span></text:p>
          </table:table-cell>
          <table:table-cell table:number-columns-repeated="2" table:style-name="ce23"/>
          <table:table-cell office:value-type="string" table:style-name="ce30">
            <text:p><text:span text:style-name="T7">Stash the current work changes with<text:s/></text:span><text:span text:style-name="T1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save -u "</text:span><text:span text:style-name="T10">message</text:span><text:span text:style-name="T9">"</text:span></text:p>
          </table:table-cell>
          <table:table-cell table:number-columns-repeated="2" table:style-name="ce3"/>
          <table:table-cell office:value-type="string" table:style-name="ce5">
            <text:p><text:span text:style-name="T7">Stash<text:s/></text:span><text:span text:style-name="T8">untracked</text:span><text:span text:style-name="T7"><text:s/>file changes with<text:s/></text:span><text:span text:style-name="T1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list</text:p>
          </table:table-cell>
          <table:table-cell table:number-columns-repeated="2" table:style-name="ce3"/>
          <table:table-cell office:value-type="string" table:style-name="ce5">
            <text:p><text:span text:style-name="T7">View all<text:s/></text:span><text:span text:style-name="T8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show stash@{</text:span><text:span text:style-name="T10">index</text:span><text:span text:style-name="T9">}</text:span></text:p>
          </table:table-cell>
          <table:table-cell table:number-columns-repeated="2" table:style-name="ce3"/>
          <table:table-cell office:value-type="string" table:style-name="ce5">
            <text:p><text:span text:style-name="T7">View a specific<text:s/></text:span><text:span text:style-name="T8">stas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show (-p<text:s/></text:span><text:span text:style-name="T3">OR</text:span><text:span text:style-name="T9"><text:s/>--patch) stash@{</text:span><text:span text:style-name="T10">index</text:span><text:span text:style-name="T9">}</text:span></text:p>
          </table:table-cell>
          <table:table-cell table:number-columns-repeated="2" table:style-name="ce3"/>
          <table:table-cell office:value-type="string" table:style-name="ce5">
            <text:p><text:span text:style-name="T7">View a<text:s/></text:span><text:span text:style-name="T8">patch</text:span><text:span text:style-name="T7"><text:s/>of a specific stas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pop</text:p>
          </table:table-cell>
          <table:table-cell table:number-columns-repeated="2" table:style-name="ce3"/>
          <table:table-cell office:value-type="string" table:style-name="ce5">
            <text:p><text:span text:style-name="T7">Retrieve<text:s/></text:span><text:span text:style-name="T8">newest</text:span><text:span text:style-name="T7"><text:s/>stash to the work file of current 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pop stash@{</text:span><text:span text:style-name="T10">index</text:span><text:span text:style-name="T9">}</text:span></text:p>
          </table:table-cell>
          <table:table-cell table:number-columns-repeated="2" table:style-name="ce3"/>
          <table:table-cell office:value-type="string" table:style-name="ce5">
            <text:p><text:span text:style-name="T7">Retrieve a stash to the work file of<text:s/></text:span><text:span text:style-name="T8">current</text:span><text:span text:style-name="T7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apply</text:p>
          </table:table-cell>
          <table:table-cell table:number-columns-repeated="2" table:style-name="ce3"/>
          <table:table-cell office:value-type="string" table:style-name="ce5">
            <text:p><text:span text:style-name="T8">Apply</text:span><text:span text:style-name="T7"><text:s/>all stashes to work file of current branch and remains stashed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apply stash@{</text:span><text:span text:style-name="T10">index</text:span><text:span text:style-name="T9">}</text:span></text:p>
          </table:table-cell>
          <table:table-cell table:number-columns-repeated="2" table:style-name="ce3"/>
          <table:table-cell office:value-type="string" table:style-name="ce5">
            <text:p><text:span text:style-name="T7">Apply a stash to work file of<text:s/></text:span><text:span text:style-name="T8">current</text:span><text:span text:style-name="T7"><text:s/>branch and remains stashed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4">
            <text:p>clear</text:p>
          </table:table-cell>
          <table:table-cell table:number-columns-repeated="2" table:style-name="ce3"/>
          <table:table-cell office:value-type="string" table:style-name="ce5">
            <text:p><text:span text:style-name="T8">Clears</text:span><text:span text:style-name="T7"><text:s/>all stash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2">drop</text:span><text:span text:style-name="T9"><text:s/>stash@{</text:span><text:span text:style-name="T10">index</text:span><text:span text:style-name="T9">}</text:span></text:p>
          </table:table-cell>
          <table:table-cell table:number-columns-repeated="2" table:style-name="ce3"/>
          <table:table-cell office:value-type="string" table:style-name="ce5">
            <text:p><text:span text:style-name="T8">Delete</text:span><text:span text:style-name="T7"><text:s/>a specific stash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tag<text:s/></text:span><text:span text:style-name="T4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t]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5">
            <text:p>[t]</text:p>
          </table:table-cell>
          <table:table-cell office:value-type="string" table:style-name="ce5">
            <text:p>+</text:p>
          </table:table-cell>
          <table:table-cell office:value-type="string" table:style-name="ce51">
            <text:p>tag_string SHA</text:p>
          </table:table-cell>
          <table:table-cell table:number-columns-repeated="2" table:style-name="ce23"/>
          <table:table-cell office:value-type="string" table:style-name="ce30">
            <text:p><text:span text:style-name="T7">Assign a '</text:span><text:span text:style-name="T8">lightweight</text:span><text:span text:style-name="T7">' tag (</text:span><text:span text:style-name="T12">tag_string</text:span><text:span text:style-name="T7">) to a commit<text:s/></text:span><text:span text:style-name="T12">SHA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t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a<text:s/></text:span><text:span text:style-name="T4">tag_string<text:s/></text:span><text:span text:style-name="T9">-m "</text:span><text:span text:style-name="T4">message</text:span><text:span text:style-name="T9">"</text:span><text:span text:style-name="T4"><text:s/>SHA</text:span></text:p>
          </table:table-cell>
          <table:table-cell table:number-columns-repeated="2" table:style-name="ce3"/>
          <table:table-cell office:value-type="string" table:style-name="ce5">
            <text:p><text:span text:style-name="T7">Assign an '</text:span><text:span text:style-name="T8">annotated</text:span><text:span text:style-name="T7">' tag (</text:span><text:span text:style-name="T12">tag_string</text:span><text:span text:style-name="T7">) to a commit<text:s/></text:span><text:span text:style-name="T12">SHA</text:span><text:span text:style-name="T7"><text:s/>with a<text:s/></text:span><text:span text:style-name="T1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t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am "</text:span><text:span text:style-name="T4">message</text:span><text:span text:style-name="T9">"<text:s/></text:span><text:span text:style-name="T4">tag_string SHA</text:span></text:p>
          </table:table-cell>
          <table:table-cell table:number-columns-repeated="2" table:style-name="ce3"/>
          <table:table-cell office:value-type="string" table:style-name="ce5">
            <text:p><text:span text:style-name="T7">Assign an '</text:span><text:span text:style-name="T8">annotated</text:span><text:span text:style-name="T7">' tag (</text:span><text:span text:style-name="T12">tag_string</text:span><text:span text:style-name="T7">) to a commit<text:s/></text:span><text:span text:style-name="T12">SHA</text:span><text:span text:style-name="T7"><text:s/>with a<text:s/></text:span><text:span text:style-name="T1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t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</text:span><text:span text:style-name="T2">-d</text:span><text:span text:style-name="T9"><text:s/></text:span><text:span text:style-name="T3">OR</text:span><text:span text:style-name="T9"><text:s/></text:span><text:span text:style-name="T2">--delete</text:span><text:span text:style-name="T9">)<text:s/></text:span><text:span text:style-name="T4">tag_string</text:span></text:p>
          </table:table-cell>
          <table:table-cell table:number-columns-repeated="2" table:style-name="ce3"/>
          <table:table-cell office:value-type="string" table:style-name="ce5">
            <text:p><text:span text:style-name="T8">Delete</text:span><text:span text:style-name="T7"><text:s/>a tag (</text:span><text:span text:style-name="T12">tag_string</text:span><text:span text:style-name="T7">)</text:span>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[t]</text:p>
          </table:table-cell>
          <table:table-cell office:value-type="string" table:style-name="ce5">
            <text:p>+</text:p>
          </table:table-cell>
          <table:table-cell office:value-type="string" table:style-name="ce31">
            <text:p><text:span text:style-name="T9">(-l<text:s/></text:span><text:span text:style-name="T3">OR</text:span><text:span text:style-name="T9"><text:s/>--list)<text:s/></text:span><text:span text:style-name="T5">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tl]</text:p>
          </table:table-cell>
          <table:table-cell office:value-type="string" table:style-name="ce31">
            <text:p><text:span text:style-name="T8">List</text:span><text:span text:style-name="T7"><text:s/>tag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tl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9">"</text:span><text:span text:style-name="T4">string_search*</text:span><text:span text:style-name="T9">"</text:span></text:p>
          </table:table-cell>
          <table:table-cell table:number-columns-repeated="2" table:style-name="ce23"/>
          <table:table-cell office:value-type="string" table:style-name="ce30">
            <text:p><text:span text:style-name="T8">Search</text:span><text:span text:style-name="T7"><text:s/>tags (wildcard<text:s/></text:span><text:span text:style-name="T23">*</text:span><text:span text:style-name="T7"><text:s/>can be use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t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n</text:p>
          </table:table-cell>
          <table:table-cell table:number-columns-repeated="2" table:style-name="ce3"/>
          <table:table-cell office:value-type="string" table:style-name="ce5">
            <text:p><text:span text:style-name="T7">List 1st<text:s/></text:span><text:span text:style-name="T8">line</text:span><text:span text:style-name="T7"><text:s/>of annotation with tag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tl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n</text:span><text:span text:style-name="T4">interger</text:span></text:p>
          </table:table-cell>
          <table:table-cell table:number-columns-repeated="2" table:style-name="ce3"/>
          <table:table-cell office:value-type="string" table:style-name="ce5">
            <text:p><text:span text:style-name="T7">List notation with tags starting from a<text:s/></text:span><text:span text:style-name="T8">line</text:span><text:span text:style-name="T7"><text:s/>(</text:span><text:span text:style-name="T12">integer</text:span><text:span text:style-name="T7">)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<text:span text:style-name="T9">git revert<text:s/></text:span><text:span text:style-name="T10">SHA</text:span></text:p>
          </table:table-cell>
          <table:table-cell table:number-columns-repeated="2" table:style-name="ce11"/>
          <table:table-cell office:value-type="string" table:style-name="ce12">
            <text:p><text:span text:style-name="T8">Revert</text:span><text:span text:style-name="T7"><text:s/>changes of a commit (</text:span><text:span text:style-name="T12">SHA</text:span><text:span text:style-name="T7">) and opens the editor. results in 2nd commi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<text:s/></text:span><text:span text:style-name="T2">clean -f</text:span></text:p>
          </table:table-cell>
          <table:table-cell table:number-columns-repeated="2" table:style-name="ce3"/>
          <table:table-cell office:value-type="string" table:style-name="ce5">
            <text:p><text:span text:style-name="T7">Remove<text:s/></text:span><text:span text:style-name="T8">untracked</text:span><text:span text:style-name="T21"><text:s/></text:span><text:span text:style-name="T7"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clean -n</text:p>
          </table:table-cell>
          <table:table-cell table:number-columns-repeated="2" table:style-name="ce3"/>
          <table:table-cell office:value-type="string" table:style-name="ce5">
            <text:p><text:span text:style-name="T7">Preview removal of<text:s/></text:span><text:span text:style-name="T8">untracked</text:span><text:span text:style-name="T7"><text:s/>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<text:s/></text:span><text:span text:style-name="T2">clean<text:s/></text:span><text:span text:style-name="T9">(</text:span><text:span text:style-name="T2">-d -f<text:s/></text:span><text:span text:style-name="T3">OR</text:span><text:span text:style-name="T2"><text:s/>-df</text:span><text:span text:style-name="T9">)</text:span></text:p>
          </table:table-cell>
          <table:table-cell table:number-columns-repeated="2" table:style-name="ce3"/>
          <table:table-cell office:value-type="string" table:style-name="ce5">
            <text:p><text:span text:style-name="T7">Remove<text:s/></text:span><text:span text:style-name="T8">untracked</text:span><text:span text:style-name="T7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clean (-d -n<text:s/></text:span><text:span text:style-name="T3">OR</text:span><text:span text:style-name="T9"><text:s/>-dn)</text:span></text:p>
          </table:table-cell>
          <table:table-cell table:number-columns-repeated="2" table:style-name="ce3"/>
          <table:table-cell office:value-type="string" table:style-name="ce5">
            <text:p><text:span text:style-name="T7">Preview removal of<text:s/></text:span><text:span text:style-name="T8">untracked</text:span><text:span text:style-name="T7"><text:s/>directories and files from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restore<text:s/></text:span><text:span text:style-name="T10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rt]</text:p>
          </table:table-cell>
          <table:table-cell office:value-type="string" table:style-name="ce5">
            <text:p><text:span text:style-name="T7">Restore file changes from<text:s/></text:span><text:span text:style-name="T8">work file</text:span><text:span text:style-name="T7"><text:s/>to<text:s/></text:span><text:span text:style-name="T8">original sta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restore --staged<text:s/></text:span><text:span text:style-name="T10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rg]</text:p>
          </table:table-cell>
          <table:table-cell office:value-type="string" table:style-name="ce31">
            <text:p><text:span text:style-name="T7">Restore file changes from<text:s/></text:span><text:span text:style-name="T8">staging</text:span><text:span text:style-name="T7"><text:s/>back to<text:s/></text:span><text:span text:style-name="T8">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5">
            <text:p>filepath/filename<text:s/><text:span text:style-name="T5">filepath/filename</text:span></text:p>
          </table:table-cell>
          <table:table-cell table:number-columns-repeated="2" table:style-name="ce23"/>
          <table:table-cell office:value-type="string" table:style-name="ce30">
            <text:p><text:span text:style-name="T7">Specific<text:s/></text:span><text:span text:style-name="T8">files</text:span><text:span text:style-name="T7"><text:s/>chang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string<text:span text:style-name="T13">*</text:span></text:p>
          </table:table-cell>
          <table:table-cell table:number-columns-repeated="2" table:style-name="ce3"/>
          <table:table-cell office:value-type="string" table:style-name="ce5">
            <text:p><text:span text:style-name="T7">Specific files changes using<text:s/></text:span><text:span text:style-name="T8">wildcard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.<text:s/></text:span><text:span text:style-name="T3">OR</text:span><text:span text:style-name="T9"><text:s/>-A<text:s/></text:span><text:span text:style-name="T3">OR</text:span><text:span text:style-name="T9"><text:s/>--all</text:span></text:p>
          </table:table-cell>
          <table:table-cell table:number-columns-repeated="2" table:style-name="ce3"/>
          <table:table-cell office:value-type="string" table:style-name="ce5">
            <text:p><text:span text:style-name="T8">All</text:span><text:span text:style-name="T7"><text:s/>files chang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restore --source<text:s/></text:span><text:span text:style-name="T10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rc]</text:p>
          </table:table-cell>
          <table:table-cell office:value-type="string" table:style-name="ce28">
            <text:p>Restore from commi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c]</text:p>
          </table:table-cell>
          <table:table-cell office:value-type="string" table:style-name="ce5">
            <text:p>+</text:p>
          </table:table-cell>
          <table:table-cell office:value-type="string" table:style-name="ce51">
            <text:p>SHA filepath/filename</text:p>
          </table:table-cell>
          <table:table-cell table:number-columns-repeated="2" table:style-name="ce23"/>
          <table:table-cell office:value-type="string" table:style-name="ce30">
            <text:p><text:span text:style-name="T7">Restore file changes from<text:s/></text:span><text:span text:style-name="T8">another commit</text:span><text:span text:style-name="T7"><text:s/>(</text:span><text:span text:style-name="T12">SHA</text:span><text:span text:style-name="T7">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c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6">main</text:span><text:span text:style-name="T9">-2<text:s/></text:span><text:span text:style-name="T4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Restore file changes from a commit<text:s/></text:span><text:span text:style-name="T8">ancestry</text:span><text:span text:style-name="T7"><text:s/>of<text:s/></text:span><text:span text:style-name="T14">main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switch<text:s/></text:span><text:span text:style-name="T10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sw]</text:p>
          </table:table-cell>
          <table:table-cell office:value-type="string" table:style-name="ce31">
            <text:p><text:span text:style-name="T8">Switch</text:span><text:span text:style-name="T7"><text:s/>(replaces checkout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35">
            <text:p>branch_name</text:p>
          </table:table-cell>
          <table:table-cell table:number-columns-repeated="2" table:style-name="ce23"/>
          <table:table-cell office:value-type="string" table:style-name="ce30">
            <text:p><text:span text:style-name="T7">Move HEAD to<text:s/></text:span><text:span text:style-name="T8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c<text:s/></text:span><text:span text:style-name="T10">new_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Creates a<text:s/></text:span><text:span text:style-name="T8">new branch</text:span><text:span text:style-name="T7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c<text:s/></text:span><text:span text:style-name="T10">new_branch_name</text:span><text:span text:style-name="T9"><text:s/></text:span><text:span text:style-name="T6">origin</text:span><text:span text:style-name="T9">/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Creates a<text:s/></text:span><text:span text:style-name="T8">new tracking branch</text:span><text:span text:style-name="T7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c<text:s/></text:span><text:span text:style-name="T10">new_branch_name tag</text:span></text:p>
          </table:table-cell>
          <table:table-cell table:number-columns-repeated="2" table:style-name="ce3"/>
          <table:table-cell office:value-type="string" table:style-name="ce5">
            <text:p><text:span text:style-name="T7">Create and switch to a<text:s/></text:span><text:span text:style-name="T8">new branch</text:span><text:span text:style-name="T7"><text:s/>from a<text:s/></text:span><text:span text:style-name="T8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detached<text:s/></text:span><text:span text:style-name="T10">tree-ish</text:span></text:p>
          </table:table-cell>
          <table:table-cell table:number-columns-repeated="2" table:style-name="ce3"/>
          <table:table-cell office:value-type="string" table:style-name="ce5">
            <text:p><text:span text:style-name="T7">Create an<text:s/></text:span><text:span text:style-name="T8">orphaned commit</text:span><text:span text:style-name="T7"><text:s/>from a<text:s/></text:span><text:span text:style-name="T8">tree-ish</text:span><text:span text:style-name="T7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discard-changes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Switch to another branch<text:s/></text:span><text:span text:style-name="T8">without saving working fil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m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Switch and<text:s/></text:span><text:span text:style-name="T8">merge working tre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-p<text:s/></text:span><text:span text:style-name="T3">OR</text:span><text:span text:style-name="T9"><text:s/>--patch)</text:span></text:p>
          </table:table-cell>
          <table:table-cell table:number-columns-repeated="2" table:style-name="ce3"/>
          <table:table-cell office:value-type="string" table:style-name="ce5">
            <text:p><text:span text:style-name="T7">Move HEAD to a<text:s/></text:span><text:span text:style-name="T8">patch of changes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git checkout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ch]</text:p>
          </table:table-cell>
          <table:table-cell office:value-type="string" table:style-name="ce31">
            <text:p><text:span text:style-name="T8">Checkout</text:span><text:span text:style-name="T7"><text:s/>(replaced by switch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35">
            <text:p>branch_name</text:p>
          </table:table-cell>
          <table:table-cell table:number-columns-repeated="2" table:style-name="ce23"/>
          <table:table-cell office:value-type="string" table:style-name="ce30">
            <text:p><text:span text:style-name="T7">Move HEAD to<text:s/></text:span><text:span text:style-name="T8">another</text:span><text:span text:style-name="T7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b<text:s/></text:span><text:span text:style-name="T10">new_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Creates a<text:s/></text:span><text:span text:style-name="T8">new branch</text:span><text:span text:style-name="T7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b<text:s/></text:span><text:span text:style-name="T10">new_branch_name</text:span><text:span text:style-name="T9"><text:s/></text:span><text:span text:style-name="T6">origin</text:span><text:span text:style-name="T9">/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Creates a<text:s/></text:span><text:span text:style-name="T8">new tracking</text:span><text:span text:style-name="T7"><text:s/>branch 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8">Checkout</text:span><text:span text:style-name="T7"><text:s/>file changes from<text:s/></text:span><text:span text:style-name="T8">work file</text:span><text:span text:style-name="T7"><text:s/>to<text:s/></text:span><text:span text:style-name="T8">original stat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SHA</text:span><text:span text:style-name="T9"><text:s/>--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Restore changes from a<text:s/></text:span><text:span text:style-name="T8">commit directly to current 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b<text:s/></text:span><text:span text:style-name="T10">new_branch_name tag</text:span></text:p>
          </table:table-cell>
          <table:table-cell table:number-columns-repeated="2" table:style-name="ce3"/>
          <table:table-cell office:value-type="string" table:style-name="ce5">
            <text:p><text:span text:style-name="T7">Create and switch to a new branch from a<text:s/></text:span><text:span text:style-name="T8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tree-ish</text:span></text:p>
          </table:table-cell>
          <table:table-cell table:number-columns-repeated="2" table:style-name="ce3"/>
          <table:table-cell office:value-type="string" table:style-name="ce5">
            <text:p><text:span text:style-name="T7">Create an<text:s/></text:span><text:span text:style-name="T8">orphaned commit</text:span><text:span text:style-name="T7"><text:s/>from a<text:s/></text:span><text:span text:style-name="T8">tree-ish</text:span><text:span text:style-name="T7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-p<text:s/></text:span><text:span text:style-name="T3">OR</text:span><text:span text:style-name="T9"><text:s/>--patch)</text:span></text:p>
          </table:table-cell>
          <table:table-cell table:number-columns-repeated="2" table:style-name="ce3"/>
          <table:table-cell office:value-type="string" table:style-name="ce5">
            <text:p><text:span text:style-name="T7">Move HEAD to a<text:s/></text:span><text:span text:style-name="T8">patch of chang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branch</text:span><text:span text:style-name="T9">/</text:span><text:span text:style-name="T10">SHA</text:span></text:p>
          </table:table-cell>
          <table:table-cell table:number-columns-repeated="2" table:style-name="ce3"/>
          <table:table-cell office:value-type="string" table:style-name="ce5">
            <text:p><text:span text:style-name="T7">Specific<text:s/></text:span><text:span text:style-name="T8">comm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HEAD~</text:span><text:span text:style-name="T10">interger</text:span></text:p>
          </table:table-cell>
          <table:table-cell table:number-columns-repeated="2" table:style-name="ce3"/>
          <table:table-cell office:value-type="string" table:style-name="ce5">
            <text:p><text:span text:style-name="T7">Commit<text:s/></text:span><text:span text:style-name="T8">ancestry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root</text:p>
          </table:table-cell>
          <table:table-cell table:number-columns-repeated="2" table:style-name="ce3"/>
          <table:table-cell office:value-type="string" table:style-name="ce5">
            <text:p><text:span text:style-name="T8">All</text:span><text:span text:style-name="T7"><text:s/>commits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reset<text:s/></text:span><text:span text:style-name="T10">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rs]</text:p>
          </table:table-cell>
          <table:table-cell office:value-type="string" table:style-name="ce28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9">git reset HEAD</text:span></text:p>
          </table:table-cell>
          <table:table-cell table:number-columns-repeated="2" table:style-name="ce23"/>
          <table:table-cell office:value-type="string" table:style-name="ce30">
            <text:p><text:span text:style-name="T7">Reset<text:s/></text:span><text:span text:style-name="T8">file</text:span><text:span text:style-name="T7"><text:s/>changes from<text:s/></text:span><text:span text:style-name="T8">staging</text:span><text:span text:style-name="T7"><text:s/>back to<text:s/></text:span><text:span text:style-name="T8">working</text:span><text:span text:style-name="T7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HEAD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Reset<text:s/></text:span><text:span text:style-name="T8">file</text:span><text:span text:style-name="T7"><text:s/>changes from<text:s/></text:span><text:span text:style-name="T8">commit</text:span><text:span text:style-name="T7"><text:s/>back to<text:s/></text:span><text:span text:style-name="T8">working</text:span><text:span text:style-name="T7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—-soft (HEAD^<text:s/></text:span><text:span text:style-name="T3">OR</text:span><text:span text:style-name="T9"><text:s/>HEAD~1)</text:span></text:p>
          </table:table-cell>
          <table:table-cell table:number-columns-repeated="2" table:style-name="ce3"/>
          <table:table-cell office:value-type="string" table:style-name="ce5">
            <text:p><text:span text:style-name="T7">Reset the last<text:s/></text:span><text:span text:style-name="T8">commit history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mixed<text:s/></text:span><text:span text:style-name="T9">(HEAD^<text:s/></text:span><text:span text:style-name="T3">OR</text:span><text:span text:style-name="T9"><text:s/>HEAD~1)</text:span></text:p>
          </table:table-cell>
          <table:table-cell table:number-columns-repeated="2" table:style-name="ce3"/>
          <table:table-cell office:value-type="string" table:style-name="ce5">
            <text:p><text:span text:style-name="T7">Reset the last<text:s/></text:span><text:span text:style-name="T8">commit history<text:s/></text:span><text:span text:style-name="T7">and<text:s/></text:span><text:span text:style-name="T8">file</text:span><text:span text:style-name="T7"><text:s/>changes to<text:s/></text:span><text:span text:style-name="T8">staging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hard<text:s/></text:span><text:span text:style-name="T9">(HEAD^<text:s/></text:span><text:span text:style-name="T3">OR</text:span><text:span text:style-name="T9"><text:s/>HEAD~1)</text:span></text:p>
          </table:table-cell>
          <table:table-cell table:number-columns-repeated="2" table:style-name="ce3"/>
          <table:table-cell office:value-type="string" table:style-name="ce5">
            <text:p><text:span text:style-name="T7">Reset the last<text:s/></text:span><text:span text:style-name="T8">commit history<text:s/></text:span><text:span text:style-name="T7">and<text:s/></text:span><text:span text:style-name="T8">file</text:span><text:span text:style-name="T7"><text:s/>changes to<text:s/></text:span><text:span text:style-name="T8">working</text:span><text:span text:style-name="T7"><text:s/>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soft<text:s/></text:span><text:span text:style-name="T10">tree-ish</text:span></text:p>
          </table:table-cell>
          <table:table-cell table:number-columns-repeated="2" table:style-name="ce3"/>
          <table:table-cell office:value-type="string" table:style-name="ce5">
            <text:p><text:span text:style-name="T7">Reset the<text:s/></text:span><text:span text:style-name="T8">HEAD</text:span><text:span text:style-name="T7"><text:s/>to a<text:s/></text:span><text:span text:style-name="T8">tree-is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mixed<text:s/></text:span><text:span text:style-name="T10">tree-ish</text:span></text:p>
          </table:table-cell>
          <table:table-cell table:number-columns-repeated="2" table:style-name="ce3"/>
          <table:table-cell office:value-type="string" table:style-name="ce5">
            <text:p><text:span text:style-name="T7">Reset the HEAD to a tree-ish and<text:s/></text:span><text:span text:style-name="T8">matches stag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hard<text:s/></text:span><text:span text:style-name="T10">tree-ish</text:span></text:p>
          </table:table-cell>
          <table:table-cell table:number-columns-repeated="2" table:style-name="ce3"/>
          <table:table-cell office:value-type="string" table:style-name="ce5">
            <text:p><text:span text:style-name="T7">Reset the HEAD to a tree-ish and matches<text:s/></text:span><text:span text:style-name="T8">stage and work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-p<text:s/></text:span><text:span text:style-name="T3">OR</text:span><text:span text:style-name="T9"><text:s/>--patch)</text:span></text:p>
          </table:table-cell>
          <table:table-cell table:number-columns-repeated="2" table:style-name="ce3"/>
          <table:table-cell office:value-type="string" table:style-name="ce5">
            <text:p><text:span text:style-name="T7">Reset files changes for<text:s/></text:span><text:span text:style-name="T8">patch</text:span><text:span text:style-name="T7"><text:s/>from staging back to working directory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2">--hard</text:span><text:span text:style-name="T9"><text:s/></text:span><text:span text:style-name="T4">branch_name</text:span></text:p>
          </table:table-cell>
          <table:table-cell table:number-columns-repeated="2" table:style-name="ce3"/>
          <table:table-cell office:value-type="string" table:style-name="ce5">
            <text:p><text:span text:style-name="T8">Hard</text:span><text:span text:style-name="T7"><text:s/>reset current state to a<text:s/></text:span><text:span text:style-name="T24"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2">--hard</text:span><text:span text:style-name="T9"><text:s/>ORIG_HEAD</text:span></text:p>
          </table:table-cell>
          <table:table-cell table:number-columns-repeated="2" table:style-name="ce3"/>
          <table:table-cell office:value-type="string" table:style-name="ce5">
            <text:p><text:span text:style-name="T8">Undo</text:span><text:span text:style-name="T7"><text:s/>a simple<text:s/></text:span><text:span text:style-name="T8">rebase</text:span><text:span text:style-name="T7"><text:s/>where the ORIG_HEAD is unchanged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7">
          <table:table-cell table:number-columns-repeated="2" table:style-name="ce3"/>
          <table:table-cell office:value-type="string" table:number-columns-spanned="2" table:number-rows-spanned="1" table:style-name="ce65">
            <text:p>Make File Changes to Commit and Re-Commit</text:p>
          </table:table-cell>
          <table:covered-table-cell/>
          <table:table-cell table:number-columns-repeated="2" table:style-name="ce17"/>
          <table:table-cell table:number-columns-repeated="16378"/>
        </table:table-row>
        <table:table-row table:style-name="ro4">
          <table:table-cell table:number-columns-repeated="2" table:style-name="ce3"/>
          <table:table-cell table:style-name="ce19"/>
          <table:table-cell table:number-columns-repeated="2" table:style-name="ce20"/>
          <table:table-cell office:value-type="string" table:style-name="ce21">
            <text:p>Resets a commit history, makes changes and re-commit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0">
            <text:p><text:span text:style-name="T9">git reset —-soft (HEAD^<text:s/></text:span><text:span text:style-name="T3">OR</text:span><text:span text:style-name="T9"><text:s/>HEAD~1)</text:span></text:p>
          </table:table-cell>
          <table:table-cell table:number-columns-repeated="2" table:style-name="ce23"/>
          <table:table-cell office:value-type="string" table:style-name="ce30">
            <text:p><text:span text:style-name="T7">Reset the last<text:s/></text:span><text:span text:style-name="T8">commit his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reset HEAD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<text:span text:style-name="T7">Reset<text:s/></text:span><text:span text:style-name="T15">specific file</text:span><text:span text:style-name="T7"><text:s/>and<text:s/></text:span><text:span text:style-name="T15">remove</text:span><text:span text:style-name="T7"><text:s/>from commit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commit -c ORIG_HEAD</text:p>
          </table:table-cell>
          <table:table-cell table:number-columns-repeated="2" table:style-name="ce3"/>
          <table:table-cell office:value-type="string" table:style-name="ce5">
            <text:p><text:span text:style-name="T15">Re-commit</text:span><text:span text:style-name="T7"><text:s/>and open editor to change or accept<text:s/></text:span><text:span text:style-name="T15">previous message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git reset HEAD</text:p>
          </table:table-cell>
          <table:table-cell office:value-type="string" table:style-name="ce12">
            <text:p>=</text:p>
          </table:table-cell>
          <table:table-cell office:value-type="string" table:style-name="ce12">
            <text:p>[rs]</text:p>
          </table:table-cell>
          <table:table-cell office:value-type="string" table:style-name="ce12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restore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rt]</text:p>
          </table:table-cell>
          <table:table-cell office:value-type="string" table:style-name="ce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restore (-S<text:s/></text:span><text:span text:style-name="T3">OR</text:span><text:span text:style-name="T9"><text:s/>--staged)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rg]</text:p>
          </table:table-cell>
          <table:table-cell office:value-type="string" table:style-name="ce5">
            <text:p>Restore files changes from staging back to working directory</text:p>
          </table:table-cell>
          <table:table-cell table:number-columns-repeated="16378"/>
        </table:table-row>
        <table:table-row table:number-rows-repeated="4"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branch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b]</text:p>
          </table:table-cell>
          <table:table-cell office:value-type="string" table:style-name="ce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r</text:p>
          </table:table-cell>
          <table:table-cell table:number-columns-repeated="2" table:style-name="ce3"/>
          <table:table-cell office:value-type="string" table:style-name="ce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a</text:p>
          </table:table-cell>
          <table:table-cell table:number-columns-repeated="2" table:style-name="ce3"/>
          <table:table-cell office:value-type="string" table:style-name="ce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new_branch_name</text:p>
          </table:table-cell>
          <table:table-cell table:number-columns-repeated="2" table:style-name="ce3"/>
          <table:table-cell office:value-type="string" table:style-name="ce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new_branch_name<text:s/><text:span text:style-name="T6">origin</text:span><text:span text:style-name="T9">/</text:span>branch_name</text:p>
          </table:table-cell>
          <table:table-cell table:number-columns-repeated="2" table:style-name="ce3"/>
          <table:table-cell office:value-type="string" table:style-name="ce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m<text:s/></text:span><text:span text:style-name="T10">old_branch_name new_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Rename a branch.<text:s/></text:span><text:span text:style-name="T25">old_branch_name</text:span><text:span text:style-name="T7"><text:s/>is optional defaults to current 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2">-d</text:span><text:span text:style-name="T9">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2">-D</text:span><text:span text:style-name="T9">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merged</text:p>
          </table:table-cell>
          <table:table-cell table:number-columns-repeated="2" table:style-name="ce3"/>
          <table:table-cell office:value-type="string" table:style-name="ce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no-merged</text:p>
          </table:table-cell>
          <table:table-cell table:number-columns-repeated="2" table:style-name="ce3"/>
          <table:table-cell office:value-type="string" table:style-name="ce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b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unset-upstream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switch<text:s/></text:span><text:span text:style-name="T10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sw]</text:p>
          </table:table-cell>
          <table:table-cell office:value-type="string" table:style-name="ce5">
            <text:p><text:span text:style-name="T8">Switch</text:span><text:span text:style-name="T7"><text:s/>(replaces checkout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branch_name</text:p>
          </table:table-cell>
          <table:table-cell table:number-columns-repeated="2" table:style-name="ce3"/>
          <table:table-cell office:value-type="string" table:style-name="ce5">
            <text:p><text:span text:style-name="T7">Move HEAD to<text:s/></text:span><text:span text:style-name="T8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c<text:s/></text:span><text:span text:style-name="T10">new_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Creates a<text:s/></text:span><text:span text:style-name="T8">new branch</text:span><text:span text:style-name="T7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c<text:s/></text:span><text:span text:style-name="T6">origin</text:span><text:span text:style-name="T9">/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Creates a<text:s/></text:span><text:span text:style-name="T8">new tracking branch</text:span><text:span text:style-name="T7"><text:s/>and moves the HEAD to it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origingit<text:s/></text:p>
          </table:table-cell>
          <table:table-cell table:number-columns-repeated="2" table:style-name="ce3"/>
          <table:table-cell office:value-type="string" table:style-name="ce5">
            <text:p><text:span text:style-name="T7">Create and switch to a new branch from a<text:s/></text:span><text:span text:style-name="T23">tag</text:span><text:span text:style-name="T7"><text:s/>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detached<text:s/></text:span><text:span text:style-name="T10">tree-ish</text:span></text:p>
          </table:table-cell>
          <table:table-cell table:number-columns-repeated="2" table:style-name="ce3"/>
          <table:table-cell office:value-type="string" table:style-name="ce5">
            <text:p><text:span text:style-name="T7">Create an orphaned commit from a<text:s/></text:span><text:span text:style-name="T23">tree-ish</text:span><text:span text:style-name="T7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discard-changes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Switch to another branch 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m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Switch and merge working tre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sw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-p<text:s/></text:span><text:span text:style-name="T3">OR</text:span><text:span text:style-name="T9"><text:s/>--patch)</text:span></text:p>
          </table:table-cell>
          <table:table-cell table:number-columns-repeated="2" table:style-name="ce3"/>
          <table:table-cell office:value-type="string" table:style-name="ce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checkout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ch]</text:p>
          </table:table-cell>
          <table:table-cell office:value-type="string" table:style-name="ce5">
            <text:p><text:span text:style-name="T8">Checkout</text:span><text:span text:style-name="T7"><text:s/>(superseded by switch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branch_name</text:p>
          </table:table-cell>
          <table:table-cell table:number-columns-repeated="2" table:style-name="ce3"/>
          <table:table-cell office:value-type="string" table:style-name="ce5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b<text:s/></text:span><text:span text:style-name="T10">new_branch_name</text:span></text:p>
          </table:table-cell>
          <table:table-cell table:number-columns-repeated="2" table:style-name="ce3"/>
          <table:table-cell office:value-type="string" table:style-name="ce5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b<text:s/></text:span><text:span text:style-name="T6">origin</text:span><text:span text:style-name="T9">/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-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SHA</text:span><text:span text:style-name="T9"><text:s/></text:span><text:span text:style-name="T26">--<text:s/></text:span><text:span text:style-name="T5">filepath/filename</text:span></text:p>
          </table:table-cell>
          <table:table-cell table:number-columns-repeated="2" table:style-name="ce3"/>
          <table:table-cell office:value-type="string" table:style-name="ce5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b<text:s/></text:span><text:span text:style-name="T10">new_branch_name tag</text:span></text:p>
          </table:table-cell>
          <table:table-cell table:number-columns-repeated="2" table:style-name="ce3"/>
          <table:table-cell office:value-type="string" table:style-name="ce5">
            <text:p><text:span text:style-name="T7">Create and switch to a new branch from a<text:s/></text:span><text:span text:style-name="T23">tag</text:span><text:span text:style-name="T7"><text:s/>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10">tag</text:span></text:p>
          </table:table-cell>
          <table:table-cell table:number-columns-repeated="2" table:style-name="ce3"/>
          <table:table-cell office:value-type="string" table:style-name="ce5">
            <text:p><text:span text:style-name="T7">Create an orphaned commit from a<text:s/></text:span><text:span text:style-name="T23">tag</text:span><text:span text:style-name="T7"><text:s/>reference (detached HEAD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ch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-p<text:s/></text:span><text:span text:style-name="T3">OR</text:span><text:span text:style-name="T9"><text:s/>--patch)</text:span></text:p>
          </table:table-cell>
          <table:table-cell table:number-columns-repeated="2" table:style-name="ce3"/>
          <table:table-cell office:value-type="string" table:style-name="ce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diff<text:s/></text:span><text:span text:style-name="T10">branch_name branch_name</text:span></text:p>
          </table:table-cell>
          <table:table-cell table:number-columns-repeated="2" table:style-name="ce3"/>
          <table:table-cell office:value-type="string" table:style-name="ce5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diff<text:s/></text:span><text:span text:style-name="T10">branch_name</text:span><text:span text:style-name="T9">..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<text:s/></text:span><text:span text:style-name="T2">merge</text:span><text:span text:style-name="T9">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Merge<text:s/></text:span><text:span text:style-name="T25">branch_name</text:span><text:span text:style-name="T7"><text:s/>back in to current branch</text:span></text:p>
          </table:table-cell>
          <table:table-cell table:number-columns-repeated="16378"/>
        </table:table-row>
        <table:table-row table:number-rows-repeated="2"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revert<text:s/></text:span><text:span text:style-name="T10">SHA</text:span></text:p>
          </table:table-cell>
          <table:table-cell table:number-columns-repeated="2" table:style-name="ce3"/>
          <table:table-cell office:value-type="string" table:style-name="ce5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filename<text:s/><text:span text:style-name="T5">filename</text:span></text:p>
          </table:table-cell>
          <table:table-cell table:number-columns-repeated="2" table:style-name="ce3"/>
          <table:table-cell office:value-type="string" table:style-name="ce5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32">
            <text:p>filename string<text:span text:style-name="T13">*</text:span></text:p>
          </table:table-cell>
          <table:table-cell table:number-columns-repeated="2" table:style-name="ce3"/>
          <table:table-cell office:value-type="string" table:style-name="ce5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.<text:s/></text:span><text:span text:style-name="T27">OR</text:span><text:span text:style-name="T9"><text:s/>-A<text:s/></text:span><text:span text:style-name="T27">OR</text:span><text:span text:style-name="T9"><text:s/>--all</text:span></text:p>
          </table:table-cell>
          <table:table-cell table:number-columns-repeated="2" table:style-name="ce3"/>
          <table:table-cell office:value-type="string" table:style-name="ce5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52">
            <text:p><text:span text:style-name="T9">git remote<text:s/></text:span><text:span text:style-name="T5">option</text:span></text:p>
          </table:table-cell>
          <table:table-cell office:value-type="string" table:style-name="ce52">
            <text:p>=</text:p>
          </table:table-cell>
          <table:table-cell office:value-type="string" table:style-name="ce52">
            <text:p>[r]</text:p>
          </table:table-cell>
          <table:table-cell office:value-type="string" table:style-name="ce52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-v</text:p>
          </table:table-cell>
          <table:table-cell table:number-columns-repeated="2" table:style-name="ce23"/>
          <table:table-cell office:value-type="string" table:style-name="ce30">
            <text:p><text:span text:style-name="T7">Show<text:s/></text:span><text:span text:style-name="T8">more information</text:span><text:span text:style-name="T7"><text:s/>of all remot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add<text:s/></text:span><text:span text:style-name="T6">origin</text:span><text:span text:style-name="T9"><text:s/></text:span><text:span text:style-name="T10">remote_url</text:span></text:p>
          </table:table-cell>
          <table:table-cell table:number-columns-repeated="2" table:style-name="ce3"/>
          <table:table-cell office:value-type="string" table:style-name="ce5">
            <text:p><text:span text:style-name="T8">Push</text:span><text:span text:style-name="T7"><text:s/>a new remote branch named<text:s/></text:span><text:span text:style-name="T28">origin</text:span><text:span text:style-name="T7"><text:s/>(convention) to an<text:s/></text:span><text:span text:style-name="T8">empty repo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remove<text:s/></text:span><text:span text:style-name="T4">remote_branch_name</text:span></text:p>
          </table:table-cell>
          <table:table-cell table:number-columns-repeated="2" table:style-name="ce3"/>
          <table:table-cell office:value-type="string" table:style-name="ce5">
            <text:p><text:span text:style-name="T8">Remove</text:span><text:span text:style-name="T7"><text:s/>(delete) a remote 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rename<text:s/></text:span><text:span text:style-name="T4">old_remote_branch_name new_remote_branch_name</text:span></text:p>
          </table:table-cell>
          <table:table-cell table:number-columns-repeated="2" table:style-name="ce3"/>
          <table:table-cell office:value-type="string" table:style-name="ce5">
            <text:p><text:span text:style-name="T8">Rename</text:span><text:span text:style-name="T7"><text:s/>a remote 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]</text:p>
          </table:table-cell>
          <table:table-cell office:value-type="string" table:style-name="ce5">
            <text:p>+</text:p>
          </table:table-cell>
          <table:table-cell office:value-type="string" table:style-name="ce47">
            <text:p><text:span text:style-name="T9">set-url</text:span><text:span text:style-name="T6"><text:s/>origin</text:span><text:span text:style-name="T4"><text:s/>remote_url</text:span></text:p>
          </table:table-cell>
          <table:table-cell table:number-columns-repeated="2" table:style-name="ce3"/>
          <table:table-cell office:value-type="string" table:style-name="ce5">
            <text:p><text:span text:style-name="T7">Update a<text:s/></text:span><text:span text:style-name="T8">repo URL</text:span></text:p>
          </table:table-cell>
          <table:table-cell table:number-columns-repeated="16378"/>
        </table:table-row>
        <table:table-row table:style-name="ro13">
          <table:table-cell office:value-type="string" table:style-name="ce5">
            <text:p>[r]</text:p>
          </table:table-cell>
          <table:table-cell office:value-type="string" table:style-name="ce5">
            <text:p>+</text:p>
          </table:table-cell>
          <table:table-cell office:value-type="string" table:style-name="ce31">
            <text:p><text:span text:style-name="T9">prune<text:s/></text:span><text:span text:style-name="T5">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pr]</text:p>
          </table:table-cell>
          <table:table-cell office:value-type="string" table:style-name="ce28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r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(-n OR --dry-run)</text:p>
          </table:table-cell>
          <table:table-cell table:number-columns-repeated="2" table:style-name="ce23"/>
          <table:table-cell office:value-type="string" table:style-name="ce30">
            <text:p><text:span text:style-name="T8">Preview</text:span><text:span text:style-name="T7"><text:s/>removal of an orphaned 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r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(-v OR --verbose)</text:p>
          </table:table-cell>
          <table:table-cell table:number-columns-repeated="2" table:style-name="ce3"/>
          <table:table-cell office:value-type="string" table:style-name="ce5">
            <text:p><text:span text:style-name="T7">Remove (delete) an orphaned branch with<text:s/></text:span><text:span text:style-name="T8">detailed readout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git push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p]</text:p>
          </table:table-cell>
          <table:table-cell office:value-type="string" table:style-name="ce31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0">
            <text:p><text:span text:style-name="T6">origin</text:span><text:s/><text:span text:style-name="T10">branch_name</text:span></text:p>
          </table:table-cell>
          <table:table-cell table:number-columns-repeated="2" table:style-name="ce23"/>
          <table:table-cell office:value-type="string" table:style-name="ce30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47">
            <text:p><text:span text:style-name="T6">origin</text:span><text:s/><text:span text:style-name="T10">tag</text:span></text:p>
          </table:table-cell>
          <table:table-cell table:number-columns-repeated="2" table:style-name="ce3"/>
          <table:table-cell office:value-type="string" table:style-name="ce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47">
            <text:p><text:span text:style-name="T6">origin</text:span><text:span text:style-name="T9"><text:s/>--tags</text:span></text:p>
          </table:table-cell>
          <table:table-cell table:number-columns-repeated="2" table:style-name="ce3"/>
          <table:table-cell office:value-type="string" table:style-name="ce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</text:span><text:span text:style-name="T2">-d</text:span><text:span text:style-name="T29"><text:s/></text:span><text:span text:style-name="T3">OR</text:span><text:span text:style-name="T29"><text:s/></text:span><text:span text:style-name="T2">--delete)<text:s/></text:span><text:span text:style-name="T6">origin</text:span><text:span text:style-name="T2"><text:s/></text:span><text:span text:style-name="T10">tag</text:span></text:p>
          </table:table-cell>
          <table:table-cell table:number-columns-repeated="2" table:style-name="ce3"/>
          <table:table-cell office:value-type="string" table:style-name="ce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6">origin<text:s/></text:span><text:span text:style-name="T2">:</text:span><text:span text:style-name="T10">tag</text:span></text:p>
          </table:table-cell>
          <table:table-cell table:number-columns-repeated="2" table:style-name="ce3"/>
          <table:table-cell office:value-type="string" table:style-name="ce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u<text:s/></text:span><text:span text:style-name="T6">origin</text:span><text:span text:style-name="T13">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-u<text:s/></text:span><text:span text:style-name="T6">origin</text:span><text:span text:style-name="T9">/</text:span><text:span text:style-name="T10">branch_name branch_name</text:span></text:p>
          </table:table-cell>
          <table:table-cell table:number-columns-repeated="2" table:style-name="ce3"/>
          <table:table-cell office:value-type="string" table:style-name="ce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all</text:p>
          </table:table-cell>
          <table:table-cell table:number-columns-repeated="2" table:style-name="ce3"/>
          <table:table-cell office:value-type="string" table:style-name="ce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</text:span><text:span text:style-name="T2">-f</text:span><text:span text:style-name="T9"><text:s/></text:span><text:span text:style-name="T3">OR</text:span><text:span text:style-name="T9"><text:s/></text:span><text:span text:style-name="T2">--force</text:span><text:span text:style-name="T9">)</text:span></text:p>
          </table:table-cell>
          <table:table-cell table:number-columns-repeated="2" table:style-name="ce3"/>
          <table:table-cell office:value-type="string" table:style-name="ce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</text:span><text:span text:style-name="T2">-d</text:span><text:span text:style-name="T29"><text:s/></text:span><text:span text:style-name="T3">OR</text:span><text:span text:style-name="T29"><text:s/></text:span><text:span text:style-name="T2">--delete)<text:s/></text:span><text:span text:style-name="T6">origin</text:span><text:span text:style-name="T2">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6">origin<text:s/></text:span><text:span text:style-name="T2">: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Delete a remote branch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clone<text:s/></text:span><text:span text:style-name="T10">remote_url</text:span></text:p>
          </table:table-cell>
          <table:table-cell table:number-columns-repeated="2" table:style-name="ce3"/>
          <table:table-cell office:value-type="string" table:style-name="ce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branch -r</text:p>
          </table:table-cell>
          <table:table-cell table:number-columns-repeated="2" table:style-name="ce3"/>
          <table:table-cell office:value-type="string" table:style-name="ce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branch -a</text:p>
          </table:table-cell>
          <table:table-cell table:number-columns-repeated="2" table:style-name="ce3"/>
          <table:table-cell office:value-type="string" table:style-name="ce5">
            <text:p>Show both local and remote branches</text:p>
          </table:table-cell>
          <table:table-cell table:number-columns-repeated="16378"/>
        </table:table-row>
        <table:table-row table:style-name="ro3">
          <table:table-cell table:number-columns-repeated="2" table:style-name="ce3"/>
          <table:table-cell office:value-type="string" table:style-name="ce36">
            <text:p><text:span text:style-name="T9">git branch --set-upstream-to=</text:span><text:span text:style-name="T6">origin</text:span><text:span text:style-name="T9">/</text:span><text:span text:style-name="T10">branch_name branch_name</text:span></text:p>
          </table:table-cell>
          <table:table-cell table:number-columns-repeated="2" table:style-name="ce3"/>
          <table:table-cell office:value-type="string" table:style-name="ce37">
            <text:p>Start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branch --unset-upstream<text:s/>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2">
            <text:p><text:span text:style-name="T9">git branch<text:s/></text:span>new_branch_name<text:s/><text:span text:style-name="T6">origin</text:span><text:span text:style-name="T9">/</text:span>branch_name</text:p>
          </table:table-cell>
          <table:table-cell table:number-columns-repeated="2" table:style-name="ce3"/>
          <table:table-cell office:value-type="string" table:style-name="ce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checkout -b<text:s/></text:span><text:span text:style-name="T10">new_branch_name</text:span><text:span text:style-name="T9"><text:s/></text:span><text:span text:style-name="T6">origin</text:span><text:span text:style-name="T9">/</text:span><text:span text:style-name="T10">branch_name</text:span></text:p>
          </table:table-cell>
          <table:table-cell table:number-columns-repeated="2" table:style-name="ce3"/>
          <table:table-cell office:value-type="string" table:style-name="ce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fetch</text:p>
          </table:table-cell>
          <table:table-cell table:number-columns-repeated="2" table:style-name="ce3"/>
          <table:table-cell office:value-type="string" table:style-name="ce5">
            <text:p><text:span text:style-name="T7">Fetches changes from remote to<text:s/></text:span><text:span text:style-name="T28">origin</text:span><text:span text:style-name="T7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fetch --tags</text:p>
          </table:table-cell>
          <table:table-cell table:number-columns-repeated="2" table:style-name="ce3"/>
          <table:table-cell office:value-type="string" table:style-name="ce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fetch --all</text:p>
          </table:table-cell>
          <table:table-cell table:number-columns-repeated="2" table:style-name="ce3"/>
          <table:table-cell office:value-type="string" table:style-name="ce5">
            <text:p><text:span text:style-name="T7">Fetches changes from remote to<text:s/></text:span><text:span text:style-name="T28">origin</text:span><text:span text:style-name="T7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fetch (</text:span><text:span text:style-name="T2">-p</text:span><text:span text:style-name="T9"><text:s/></text:span><text:span text:style-name="T3">OR</text:span><text:span text:style-name="T9"><text:s/></text:span><text:span text:style-name="T2">--prune</text:span><text:span text:style-name="T9">)</text:span></text:p>
          </table:table-cell>
          <table:table-cell table:number-columns-repeated="2" table:style-name="ce3"/>
          <table:table-cell office:value-type="string" table:style-name="ce5">
            <text:p><text:span text:style-name="T7">Fetches changes from remote to<text:s/></text:span><text:span text:style-name="T28">origin</text:span><text:span text:style-name="T7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pull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pu]</text:p>
          </table:table-cell>
          <table:table-cell office:value-type="string" table:style-name="ce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u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all</text:p>
          </table:table-cell>
          <table:table-cell table:number-columns-repeated="2" table:style-name="ce3"/>
          <table:table-cell office:value-type="string" table:style-name="ce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u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(</text:span><text:span text:style-name="T2">-r</text:span><text:span text:style-name="T9"><text:s/></text:span><text:span text:style-name="T3">OR</text:span><text:span text:style-name="T9"><text:s/></text:span><text:span text:style-name="T2">--rebase</text:span><text:span text:style-name="T9">)</text:span></text:p>
          </table:table-cell>
          <table:table-cell table:number-columns-repeated="2" table:style-name="ce3"/>
          <table:table-cell office:value-type="string" table:style-name="ce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u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2">--rebase</text:span><text:span text:style-name="T9">=preserve</text:span></text:p>
          </table:table-cell>
          <table:table-cell table:number-columns-repeated="2" table:style-name="ce3"/>
          <table:table-cell office:value-type="string" table:style-name="ce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u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2">--rebase</text:span><text:span text:style-name="T9">=interactive</text:span></text:p>
          </table:table-cell>
          <table:table-cell table:number-columns-repeated="2" table:style-name="ce3"/>
          <table:table-cell office:value-type="string" table:style-name="ce5">
            <text:p>fetch and rebase in interactive mode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7">
          <table:table-cell table:number-columns-repeated="2" table:style-name="ce3"/>
          <table:table-cell office:value-type="string" table:style-name="ce16">
            <text:p>Merge Pull Request</text:p>
          </table:table-cell>
          <table:table-cell table:number-columns-repeated="2" table:style-name="ce17"/>
          <table:table-cell table:style-name="ce18"/>
          <table:table-cell table:number-columns-repeated="16378"/>
        </table:table-row>
        <table:table-row table:style-name="ro4">
          <table:table-cell table:number-columns-repeated="2" table:style-name="ce3"/>
          <table:table-cell table:number-columns-repeated="3" table:style-name="ce53"/>
          <table:table-cell office:value-type="string" table:style-name="ce54">
            <text:p>From within the pull request branch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5">
            <text:p><text:span text:style-name="T9">git pull<text:s/></text:span><text:span text:style-name="T6">origin</text:span><text:span text:style-name="T9"><text:s/></text:span><text:span text:style-name="T10">main-branch</text:span></text:p>
          </table:table-cell>
          <table:table-cell table:number-columns-repeated="2" table:style-name="ce56"/>
          <table:table-cell office:value-type="string" table:style-name="ce55">
            <text:p><text:span text:style-name="T15">fetch and update</text:span><text:span text:style-name="T7"><text:s/>local commits from the<text:s/></text:span><text:span text:style-name="T15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switch<text:s/></text:span><text:span text:style-name="T10">main-branch</text:span></text:p>
          </table:table-cell>
          <table:table-cell table:number-columns-repeated="2" table:style-name="ce3"/>
          <table:table-cell office:value-type="string" table:style-name="ce5">
            <text:p><text:span text:style-name="T15">Switch</text:span><text:span text:style-name="T7"><text:s/>to the<text:s/></text:span><text:span text:style-name="T15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<text:s/></text:span><text:span text:style-name="T30">merge</text:span><text:span text:style-name="T9"><text:s/></text:span><text:span text:style-name="T10">pull_request_branch</text:span></text:p>
          </table:table-cell>
          <table:table-cell table:number-columns-repeated="2" table:style-name="ce3"/>
          <table:table-cell office:value-type="string" table:style-name="ce5">
            <text:p><text:span text:style-name="T15">Merge</text:span><text:span text:style-name="T7"><text:s/>the<text:s/></text:span><text:span text:style-name="T15">pull request branch</text:span><text:span text:style-name="T7"><text:s/>with the<text:s/></text:span><text:span text:style-name="T15">main branch</text:span>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push -u<text:s/></text:span><text:span text:style-name="T6">origin</text:span><text:span text:style-name="T9"><text:s/></text:span><text:span text:style-name="T10">main-branch</text:span></text:p>
          </table:table-cell>
          <table:table-cell table:number-columns-repeated="2" table:style-name="ce3"/>
          <table:table-cell office:value-type="string" table:style-name="ce5">
            <text:p><text:span text:style-name="T15">Push</text:span><text:span text:style-name="T7"><text:s/>the merge up to the<text:s/></text:span><text:span text:style-name="T15">remote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<text:span text:style-name="T9">git add (-i<text:s/></text:span><text:span text:style-name="T3">OR</text:span><text:span text:style-name="T9"><text:s/>--interactive)</text:span></text:p>
          </table:table-cell>
          <table:table-cell office:value-type="string" table:style-name="ce12">
            <text:p>=</text:p>
          </table:table-cell>
          <table:table-cell office:value-type="string" table:style-name="ce12">
            <text:p>[i]</text:p>
          </table:table-cell>
          <table:table-cell office:value-type="string" table:style-name="ce12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1<text:s/></text:span><text:span text:style-name="T3">OR</text:span><text:span text:style-name="T9"><text:s/>s</text:span></text:p>
          </table:table-cell>
          <table:table-cell table:number-columns-repeated="2" table:style-name="ce3"/>
          <table:table-cell office:value-type="string" table:style-name="ce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2<text:s/></text:span><text:span text:style-name="T3">OR</text:span><text:span text:style-name="T9"><text:s/>u</text:span></text:p>
          </table:table-cell>
          <table:table-cell table:number-columns-repeated="2" table:style-name="ce3"/>
          <table:table-cell office:value-type="string" table:style-name="ce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3<text:s/></text:span><text:span text:style-name="T3">OR</text:span><text:span text:style-name="T9"><text:s/>r</text:span></text:p>
          </table:table-cell>
          <table:table-cell table:number-columns-repeated="2" table:style-name="ce3"/>
          <table:table-cell office:value-type="string" table:style-name="ce5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4<text:s/></text:span><text:span text:style-name="T3">OR</text:span><text:span text:style-name="T9"><text:s/>a</text:span></text:p>
          </table:table-cell>
          <table:table-cell table:number-columns-repeated="2" table:style-name="ce3"/>
          <table:table-cell office:value-type="string" table:style-name="ce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5<text:s/></text:span><text:span text:style-name="T3">OR</text:span><text:span text:style-name="T9"><text:s/>p</text:span></text:p>
          </table:table-cell>
          <table:table-cell table:number-columns-repeated="2" table:style-name="ce3"/>
          <table:table-cell office:value-type="string" table:style-name="ce5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6<text:s/></text:span><text:span text:style-name="T3">OR</text:span><text:span text:style-name="T9"><text:s/>d</text:span></text:p>
          </table:table-cell>
          <table:table-cell table:number-columns-repeated="2" table:style-name="ce3"/>
          <table:table-cell office:value-type="string" table:style-name="ce5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7<text:s/></text:span><text:span text:style-name="T3">OR</text:span><text:span text:style-name="T9"><text:s/>q</text:span></text:p>
          </table:table-cell>
          <table:table-cell table:number-columns-repeated="2" table:style-name="ce3"/>
          <table:table-cell office:value-type="string" table:style-name="ce5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8<text:s/></text:span><text:span text:style-name="T3">OR</text:span><text:span text:style-name="T9"><text:s/>h</text:span></text:p>
          </table:table-cell>
          <table:table-cell table:number-columns-repeated="2" table:style-name="ce3"/>
          <table:table-cell office:value-type="string" table:style-name="ce5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a</text:p>
          </table:table-cell>
          <table:table-cell table:number-columns-repeated="2" table:style-name="ce3"/>
          <table:table-cell office:value-type="string" table:style-name="ce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?</text:p>
          </table:table-cell>
          <table:table-cell table:number-columns-repeated="2" table:style-name="ce3"/>
          <table:table-cell office:value-type="string" table:style-name="ce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cherry-pick<text:s/></text:span><text:span text:style-name="T4">SHA</text:span></text:p>
          </table:table-cell>
          <table:table-cell table:number-columns-repeated="2" table:style-name="ce3"/>
          <table:table-cell office:value-type="string" table:style-name="ce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 cherry-pick (-e<text:s/></text:span><text:span text:style-name="T3">OR</text:span><text:span text:style-name="T9"><text:s/>--edit)<text:s/></text:span><text:span text:style-name="T4">SHA</text:span></text:p>
          </table:table-cell>
          <table:table-cell table:number-columns-repeated="2" table:style-name="ce3"/>
          <table:table-cell office:value-type="string" table:style-name="ce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cherry-pick --continue</text:p>
          </table:table-cell>
          <table:table-cell table:number-columns-repeated="2" table:style-name="ce3"/>
          <table:table-cell office:value-type="string" table:style-name="ce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cherry-pick --abort</text:p>
          </table:table-cell>
          <table:table-cell table:number-columns-repeated="2" table:style-name="ce3"/>
          <table:table-cell office:value-type="string" table:style-name="ce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git format-patch</text:p>
          </table:table-cell>
          <table:table-cell table:number-columns-repeated="3" table:style-name="ce3"/>
          <table:table-cell table:number-columns-repeated="16378"/>
        </table:table-row>
        <table:table-row table:number-rows-repeated="2"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2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2" table:style-name="ce11"/>
          <table:table-cell office:value-type="string" table:style-name="ce12">
            <text:p><text:span text:style-name="T9">git merge-base<text:s/></text:span><text:span text:style-name="T4">base_branch branch_name</text:span></text:p>
          </table:table-cell>
          <table:table-cell table:number-columns-repeated="2" table:style-name="ce11"/>
          <table:table-cell office:value-type="string" table:style-name="ce12">
            <text:p><text:span text:style-name="T7">Gives the<text:s/></text:span><text:span text:style-name="T8">SHA</text:span><text:span text:style-name="T7"><text:s/>of the point of divergence of the branches</text:span></text:p>
          </table:table-cell>
          <table:table-cell table:number-columns-repeated="16378"/>
        </table:table-row>
        <table:table-row table:style-name="ro2">
          <table:table-cell table:number-columns-repeated="5" table:style-name="ce3"/>
          <table:table-cell table:style-name="ce25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 log<text:s/></text:span><text:span text:style-name="T5">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l]</text:p>
          </table:table-cell>
          <table:table-cell office:value-type="string" table:style-name="ce28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l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--graph --all --oneline --decorate</text:p>
          </table:table-cell>
          <table:table-cell table:number-columns-repeated="2" table:style-name="ce23"/>
          <table:table-cell office:value-type="string" table:style-name="ce30">
            <text:p><text:span text:style-name="T7">Displays log<text:s/></text:span><text:span text:style-name="T8">map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git reset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rs]</text:p>
          </table:table-cell>
          <table:table-cell office:value-type="string" table:style-name="ce31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rs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2">--hard</text:span><text:span text:style-name="T9"><text:s/>ORIG_HEAD</text:span></text:p>
          </table:table-cell>
          <table:table-cell table:number-columns-repeated="2" table:style-name="ce23"/>
          <table:table-cell office:value-type="string" table:style-name="ce30">
            <text:p><text:span text:style-name="T7">Undo a simple rebase where the<text:s/></text:span><text:span text:style-name="T24">ORIG_HEAD</text:span><text:span text:style-name="T7"><text:s/>is unchanged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5">
            <text:p><text:span text:style-name="T9">git<text:s/></text:span><text:span text:style-name="T2">rebase</text:span><text:span text:style-name="T9"><text:s/></text:span><text:span text:style-name="T4">required option</text:span></text:p>
          </table:table-cell>
          <table:table-cell office:value-type="string" table:style-name="ce5">
            <text:p>=</text:p>
          </table:table-cell>
          <table:table-cell office:value-type="string" table:style-name="ce5">
            <text:p>[rb]</text:p>
          </table:table-cell>
          <table:table-cell office:value-type="string" table:style-name="ce46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<text:span text:style-name="T9">git<text:s/></text:span><text:span text:style-name="T2">rebase</text:span><text:span text:style-name="T9"><text:s/>(-i<text:s/></text:span><text:span text:style-name="T3">OR</text:span><text:span text:style-name="T9"><text:s/>--interactive)<text:s/></text:span><text:span text:style-name="T4">required option</text:span>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ri]</text:p>
          </table:table-cell>
          <table:table-cell office:value-type="string" table:style-name="ce28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1">
            <text:p>base_branch</text:p>
          </table:table-cell>
          <table:table-cell table:number-columns-repeated="2" table:style-name="ce23"/>
          <table:table-cell office:value-type="string" table:style-name="ce30">
            <text:p><text:span text:style-name="T7">Rebase the current branch to a<text:s/></text:span><text:span text:style-name="T12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47">
            <text:p><text:span text:style-name="T4">base_branch</text:span><text:s/><text:span text:style-name="T5">branch_name</text:span></text:p>
          </table:table-cell>
          <table:table-cell table:number-columns-repeated="2" table:style-name="ce3"/>
          <table:table-cell office:value-type="string" table:style-name="ce5">
            <text:p><text:span text:style-name="T7">Rebase to a<text:s/></text:span><text:span text:style-name="T12">base_branch</text:span><text:span text:style-name="T7"><text:s/>a<text:s/></text:span><text:span text:style-name="T31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7">
            <text:p><text:span text:style-name="T9">HEAD~</text:span>interger</text:p>
          </table:table-cell>
          <table:table-cell table:number-columns-repeated="2" table:style-name="ce3"/>
          <table:table-cell office:value-type="string" table:style-name="ce5">
            <text:p><text:span text:style-name="T7">Rebase to an inherited<text:s/></text:span><text:span text:style-name="T12">SHA</text:span><text:span text:style-name="T7"><text:s/>(commonly used with<text:s/></text:span><text:span text:style-name="T21">-i</text:span><text:span text:style-name="T7"><text:s/>to ammend comitts locally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7">
            <text:p><text:span text:style-name="T2">--onto</text:span><text:s/>new_base current_base branch_name</text:p>
          </table:table-cell>
          <table:table-cell table:number-columns-repeated="2" table:style-name="ce3"/>
          <table:table-cell office:value-type="string" table:style-name="ce5">
            <text:p><text:span text:style-name="T7">Rebase to a<text:s/></text:span><text:span text:style-name="T8">non-linear</text:span><text:span text:style-name="T7"><text:s/>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7">
            <text:p><text:span text:style-name="T2">--onto</text:span><text:s/>SHA current_base branch_name</text:p>
          </table:table-cell>
          <table:table-cell table:number-columns-repeated="2" table:style-name="ce3"/>
          <table:table-cell office:value-type="string" table:style-name="ce5">
            <text:p><text:span text:style-name="T7">Rebase to a<text:s/></text:span><text:span text:style-name="T32">SHA</text:span><text:span text:style-name="T7"><text:s/>commit (can also be used to reverse a rebase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amend</text:p>
          </table:table-cell>
          <table:table-cell table:number-columns-repeated="2" table:style-name="ce3"/>
          <table:table-cell office:value-type="string" table:style-name="ce5">
            <text:p><text:span text:style-name="T8">Amend</text:span><text:span text:style-name="T7"><text:s/>the current commit in<text:s/></text:span><text:span text:style-name="T8">interactive</text:span><text:span text:style-name="T7"><text:s/>mode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2">--continue</text:span></text:p>
          </table:table-cell>
          <table:table-cell table:number-columns-repeated="2" table:style-name="ce3"/>
          <table:table-cell office:value-type="string" table:style-name="ce5">
            <text:p><text:span text:style-name="T8">Continue</text:span><text:span text:style-name="T7"><text:s/>to next commit after conflict resolution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skip</text:p>
          </table:table-cell>
          <table:table-cell table:number-columns-repeated="2" table:style-name="ce3"/>
          <table:table-cell office:value-type="string" table:style-name="ce5">
            <text:p><text:span text:style-name="T8">Skip</text:span><text:span text:style-name="T7"><text:s/>a commit (allows the existing commit to apply)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x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abort</text:p>
          </table:table-cell>
          <table:table-cell table:number-columns-repeated="2" table:style-name="ce3"/>
          <table:table-cell office:value-type="string" table:style-name="ce5">
            <text:p><text:span text:style-name="T8">Abort</text:span><text:span text:style-name="T7"><text:s/>a rebase (rebase is not applied)</text:span></text:p>
          </table:table-cell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31">
            <text:p>git pull</text:p>
          </table:table-cell>
          <table:table-cell office:value-type="string" table:style-name="ce31">
            <text:p>=</text:p>
          </table:table-cell>
          <table:table-cell office:value-type="string" table:style-name="ce31">
            <text:p>[pu]</text:p>
          </table:table-cell>
          <table:table-cell office:value-type="string" table:style-name="ce28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u]</text:p>
          </table:table-cell>
          <table:table-cell office:value-type="string" table:style-name="ce5">
            <text:p>+</text:p>
          </table:table-cell>
          <table:table-cell office:value-type="string" table:style-name="ce30">
            <text:p><text:span text:style-name="T9">git pull (</text:span><text:span text:style-name="T2">-r</text:span><text:span text:style-name="T9"><text:s/></text:span><text:span text:style-name="T3">OR</text:span><text:span text:style-name="T9"><text:s/></text:span><text:span text:style-name="T2">--rebase</text:span><text:span text:style-name="T9">)</text:span></text:p>
          </table:table-cell>
          <table:table-cell table:number-columns-repeated="2" table:style-name="ce23"/>
          <table:table-cell office:value-type="string" table:style-name="ce30">
            <text:p><text:span text:style-name="T7">fetch from a remote and rebase<text:s/></text:span><text:span text:style-name="T8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u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git pull<text:s/></text:span><text:span text:style-name="T2">--rebase</text:span><text:span text:style-name="T9">=preserve</text:span></text:p>
          </table:table-cell>
          <table:table-cell table:number-columns-repeated="2" table:style-name="ce3"/>
          <table:table-cell office:value-type="string" table:style-name="ce5">
            <text:p><text:span text:style-name="T7">fetch and rebase but<text:s/></text:span><text:span text:style-name="T8">preserve</text:span><text:span text:style-name="T7"><text:s/>local commits on the branch</text:span>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[pu]</text:p>
          </table:table-cell>
          <table:table-cell office:value-type="string" table:style-name="ce5">
            <text:p>+</text:p>
          </table:table-cell>
          <table:table-cell office:value-type="string" table:style-name="ce5">
            <text:p><text:span text:style-name="T9">git pull<text:s/></text:span><text:span text:style-name="T2">--rebase</text:span><text:span text:style-name="T9">=interactive</text:span></text:p>
          </table:table-cell>
          <table:table-cell table:number-columns-repeated="2" table:style-name="ce3"/>
          <table:table-cell office:value-type="string" table:style-name="ce5">
            <text:p><text:span text:style-name="T7">fetch and rebase in<text:s/></text:span><text:span text:style-name="T8">interactive</text:span><text:span text:style-name="T7"><text:s/>mode</text:span></text:p>
          </table:table-cell>
          <table:table-cell table:number-columns-repeated="16378"/>
        </table:table-row>
        <table:table-row table:number-rows-repeated="1048082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Helvetica Neue" style:font-name-asian="Helvetica Neue" style:font-name-complex="Helvetica Neue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12-22T05:24:58Z</meta:creation-date>
    <dc:date>2022-12-22T05:30:56Z</dc:date>
  </office:meta>
</office:document-meta>
</file>